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cm" fo:margin-right="0cm" fo:margin-top="0.423cm" fo:margin-bottom="0.423cm" fo:line-height="100%" fo:text-indent="0cm" style:auto-text-indent="false"/>
    </style:style>
    <style:style style:name="P3" style:family="paragraph" style:parent-style-name="Standard">
      <style:paragraph-properties fo:margin-left="0.635cm" fo:margin-right="0cm" fo:margin-top="0.106cm" fo:margin-bottom="0cm" fo:line-height="100%" fo:orphans="0" fo:widows="0" fo:text-indent="0cm" style:auto-text-indent="false">
        <style:tab-stops>
          <style:tab-stop style:position="21.167cm" style:type="right" style:leader-style="dotted" style:leader-text="."/>
        </style:tab-stops>
      </style:paragraph-properties>
    </style:style>
    <style:style style:name="P4" style:family="paragraph" style:parent-style-name="Standard">
      <style:paragraph-properties fo:margin-top="0.423cm" fo:margin-bottom="0.423cm" fo:line-height="100%"/>
    </style:style>
    <style:style style:name="P5" style:family="paragraph" style:parent-style-name="Standard" style:list-style-name="WWNum5">
      <style:paragraph-properties fo:margin-left="1.27cm" fo:margin-right="0cm" fo:margin-top="0cm" fo:margin-bottom="0cm" fo:line-height="100%" fo:text-indent="-0.635cm" style:auto-text-indent="false"/>
    </style:style>
    <style:style style:name="P6" style:family="paragraph" style:parent-style-name="Standard" style:list-style-name="WWNum12">
      <style:paragraph-properties fo:margin-left="1.27cm" fo:margin-right="0cm" fo:margin-top="0cm" fo:margin-bottom="0cm" fo:line-height="100%" fo:text-indent="-0.635cm" style:auto-text-indent="false"/>
    </style:style>
    <style:style style:name="P7" style:family="paragraph" style:parent-style-name="Standard" style:list-style-name="WWNum9">
      <style:paragraph-properties fo:margin-left="1.27cm" fo:margin-right="0cm" fo:margin-top="0cm" fo:margin-bottom="0cm" fo:line-height="100%" fo:text-indent="-0.635cm" style:auto-text-indent="false"/>
    </style:style>
    <style:style style:name="P8" style:family="paragraph" style:parent-style-name="Standard" style:list-style-name="WWNum13">
      <style:paragraph-properties fo:margin-left="1.27cm" fo:margin-right="0cm" fo:margin-top="0cm" fo:margin-bottom="0cm" fo:line-height="100%" fo:text-indent="-0.635cm" style:auto-text-indent="false"/>
    </style:style>
    <style:style style:name="P9" style:family="paragraph" style:parent-style-name="Standard" style:list-style-name="WWNum10">
      <style:paragraph-properties fo:margin-left="1.27cm" fo:margin-right="0cm" fo:margin-top="0cm" fo:margin-bottom="0cm" fo:line-height="100%" fo:text-indent="-0.635cm" style:auto-text-indent="false"/>
    </style:style>
    <style:style style:name="P10" style:family="paragraph" style:parent-style-name="Standard" style:list-style-name="WWNum4">
      <style:paragraph-properties fo:margin-left="1.27cm" fo:margin-right="0cm" fo:margin-top="0cm" fo:margin-bottom="0cm" fo:line-height="100%" fo:text-indent="-0.635cm" style:auto-text-indent="false"/>
    </style:style>
    <style:style style:name="P11" style:family="paragraph" style:parent-style-name="Standard" style:list-style-name="WWNum3">
      <style:paragraph-properties fo:margin-left="1.27cm" fo:margin-right="0cm" fo:margin-top="0cm" fo:margin-bottom="0cm" fo:line-height="100%" fo:text-indent="-0.635cm" style:auto-text-indent="false"/>
    </style:style>
    <style:style style:name="P12" style:family="paragraph" style:parent-style-name="Standard" style:list-style-name="WWNum1">
      <style:paragraph-properties fo:margin-left="1.27cm" fo:margin-right="0cm" fo:margin-top="0cm" fo:margin-bottom="0cm" fo:line-height="100%" fo:text-indent="-0.635cm" style:auto-text-indent="false"/>
    </style:style>
    <style:style style:name="P13" style:family="paragraph" style:parent-style-name="Standard" style:list-style-name="WWNum7">
      <style:paragraph-properties fo:margin-left="1.27cm" fo:margin-right="0cm" fo:margin-top="0cm" fo:margin-bottom="0cm" fo:line-height="100%" fo:text-indent="-0.635cm" style:auto-text-indent="false"/>
    </style:style>
    <style:style style:name="P14" style:family="paragraph" style:parent-style-name="Standard" style:list-style-name="WWNum6">
      <style:paragraph-properties fo:margin-left="1.27cm" fo:margin-right="0cm" fo:margin-top="0.423cm" fo:margin-bottom="0cm" fo:line-height="100%" fo:text-indent="-0.635cm" style:auto-text-indent="false"/>
    </style:style>
    <style:style style:name="P15" style:family="paragraph" style:parent-style-name="Standard" style:list-style-name="WWNum12">
      <style:paragraph-properties fo:margin-left="1.27cm" fo:margin-right="0cm" fo:margin-top="0.423cm" fo:margin-bottom="0cm" fo:line-height="100%" fo:text-indent="-0.635cm" style:auto-text-indent="false"/>
    </style:style>
    <style:style style:name="P16" style:family="paragraph" style:parent-style-name="Standard" style:list-style-name="WWNum9">
      <style:paragraph-properties fo:margin-left="1.27cm" fo:margin-right="0cm" fo:margin-top="0.423cm" fo:margin-bottom="0cm" fo:line-height="100%" fo:text-indent="-0.635cm" style:auto-text-indent="false"/>
    </style:style>
    <style:style style:name="P17" style:family="paragraph" style:parent-style-name="Standard" style:list-style-name="WWNum13">
      <style:paragraph-properties fo:margin-left="1.27cm" fo:margin-right="0cm" fo:margin-top="0.423cm" fo:margin-bottom="0cm" fo:line-height="100%" fo:text-indent="-0.635cm" style:auto-text-indent="false"/>
    </style:style>
    <style:style style:name="P18" style:family="paragraph" style:parent-style-name="Standard" style:list-style-name="WWNum10">
      <style:paragraph-properties fo:margin-left="1.27cm" fo:margin-right="0cm" fo:margin-top="0.423cm" fo:margin-bottom="0cm" fo:line-height="100%" fo:text-indent="-0.635cm" style:auto-text-indent="false"/>
    </style:style>
    <style:style style:name="P19" style:family="paragraph" style:parent-style-name="Standard" style:list-style-name="WWNum4">
      <style:paragraph-properties fo:margin-left="1.27cm" fo:margin-right="0cm" fo:margin-top="0.423cm" fo:margin-bottom="0cm" fo:line-height="100%" fo:text-indent="-0.635cm" style:auto-text-indent="false"/>
    </style:style>
    <style:style style:name="P20" style:family="paragraph" style:parent-style-name="Standard" style:list-style-name="WWNum3">
      <style:paragraph-properties fo:margin-left="1.27cm" fo:margin-right="0cm" fo:margin-top="0.423cm" fo:margin-bottom="0cm" fo:line-height="100%" fo:text-indent="-0.635cm" style:auto-text-indent="false"/>
    </style:style>
    <style:style style:name="P21" style:family="paragraph" style:parent-style-name="Standard" style:list-style-name="WWNum1">
      <style:paragraph-properties fo:margin-left="1.27cm" fo:margin-right="0cm" fo:margin-top="0.423cm" fo:margin-bottom="0cm" fo:line-height="100%" fo:text-indent="-0.635cm" style:auto-text-indent="false"/>
    </style:style>
    <style:style style:name="P22" style:family="paragraph" style:parent-style-name="Standard" style:list-style-name="WWNum7">
      <style:paragraph-properties fo:margin-left="1.27cm" fo:margin-right="0cm" fo:margin-top="0.423cm" fo:margin-bottom="0cm" fo:line-height="100%" fo:text-indent="-0.635cm" style:auto-text-indent="false"/>
    </style:style>
    <style:style style:name="P23" style:family="paragraph" style:parent-style-name="Standard" style:list-style-name="WWNum9">
      <style:paragraph-properties fo:margin-left="1.27cm" fo:margin-right="0cm" fo:margin-top="0cm" fo:margin-bottom="0.423cm" fo:line-height="100%" fo:text-indent="-0.635cm" style:auto-text-indent="false"/>
      <style:text-properties style:text-underline-style="none" fo:font-weight="bold" style:font-weight-asian="bold"/>
    </style:style>
    <style:style style:name="P24" style:family="paragraph" style:parent-style-name="Standard" style:list-style-name="WWNum7">
      <style:paragraph-properties fo:margin-left="1.27cm" fo:margin-right="0cm" fo:margin-top="0cm" fo:margin-bottom="0.423cm" fo:line-height="100%" fo:text-indent="-0.635cm" style:auto-text-indent="false"/>
    </style:style>
    <style:style style:name="P25" style:family="paragraph" style:parent-style-name="Standard" style:list-style-name="WWNum6">
      <style:paragraph-properties fo:margin-left="2.54cm" fo:margin-right="0cm" fo:margin-top="0cm" fo:margin-bottom="0cm" fo:line-height="100%" fo:text-indent="-0.635cm" style:auto-text-indent="false"/>
    </style:style>
    <style:style style:name="P26" style:family="paragraph" style:parent-style-name="Standard" style:list-style-name="WWNum5">
      <style:paragraph-properties fo:margin-left="2.54cm" fo:margin-right="0cm" fo:margin-top="0cm" fo:margin-bottom="0cm" fo:line-height="100%" fo:text-indent="-0.635cm" style:auto-text-indent="false"/>
    </style:style>
    <style:style style:name="P27" style:family="paragraph" style:parent-style-name="Standard" style:list-style-name="WWNum12">
      <style:paragraph-properties fo:margin-left="2.54cm" fo:margin-right="0cm" fo:margin-top="0cm" fo:margin-bottom="0cm" fo:line-height="100%" fo:text-indent="-0.635cm" style:auto-text-indent="false"/>
    </style:style>
    <style:style style:name="P28" style:family="paragraph" style:parent-style-name="Standard" style:list-style-name="WWNum9">
      <style:paragraph-properties fo:margin-left="2.54cm" fo:margin-right="0cm" fo:margin-top="0cm" fo:margin-bottom="0cm" fo:line-height="100%" fo:text-indent="-0.635cm" style:auto-text-indent="false"/>
    </style:style>
    <style:style style:name="P29" style:family="paragraph" style:parent-style-name="Standard" style:list-style-name="WWNum10">
      <style:paragraph-properties fo:margin-left="2.54cm" fo:margin-right="0cm" fo:margin-top="0cm" fo:margin-bottom="0cm" fo:line-height="100%" fo:text-indent="-0.635cm" style:auto-text-indent="false"/>
    </style:style>
    <style:style style:name="P30" style:family="paragraph" style:parent-style-name="Standard" style:list-style-name="WWNum4">
      <style:paragraph-properties fo:margin-left="2.54cm" fo:margin-right="0cm" fo:margin-top="0cm" fo:margin-bottom="0cm" fo:line-height="100%" fo:text-indent="-0.635cm" style:auto-text-indent="false"/>
    </style:style>
    <style:style style:name="P31" style:family="paragraph" style:parent-style-name="Standard" style:list-style-name="WWNum3">
      <style:paragraph-properties fo:margin-left="2.54cm" fo:margin-right="0cm" fo:margin-top="0cm" fo:margin-bottom="0cm" fo:line-height="100%" fo:text-indent="-0.635cm" style:auto-text-indent="false"/>
    </style:style>
    <style:style style:name="P32" style:family="paragraph" style:parent-style-name="Standard" style:list-style-name="WWNum1">
      <style:paragraph-properties fo:margin-left="2.54cm" fo:margin-right="0cm" fo:margin-top="0cm" fo:margin-bottom="0cm" fo:line-height="100%" fo:text-indent="-0.635cm" style:auto-text-indent="false"/>
    </style:style>
    <style:style style:name="P33" style:family="paragraph" style:parent-style-name="Standard" style:list-style-name="WWNum11">
      <style:paragraph-properties fo:margin-left="2.54cm" fo:margin-right="0cm" fo:margin-top="0cm" fo:margin-bottom="0cm" fo:line-height="100%" fo:text-indent="-0.635cm" style:auto-text-indent="false"/>
    </style:style>
    <style:style style:name="P34" style:family="paragraph" style:parent-style-name="Standard" style:list-style-name="WWNum14">
      <style:paragraph-properties fo:margin-left="2.54cm" fo:margin-right="0cm" fo:margin-top="0cm" fo:margin-bottom="0cm" fo:line-height="100%" fo:text-indent="-0.635cm" style:auto-text-indent="false"/>
    </style:style>
    <style:style style:name="P35" style:family="paragraph" style:parent-style-name="Standard" style:list-style-name="WWNum8">
      <style:paragraph-properties fo:margin-left="2.54cm" fo:margin-right="0cm" fo:margin-top="0cm" fo:margin-bottom="0cm" fo:line-height="100%" fo:text-indent="-0.635cm" style:auto-text-indent="false"/>
    </style:style>
    <style:style style:name="P36" style:family="paragraph" style:parent-style-name="Standard" style:list-style-name="WWNum7">
      <style:paragraph-properties fo:margin-left="2.54cm" fo:margin-right="0cm" fo:margin-top="0cm" fo:margin-bottom="0cm" fo:line-height="100%" fo:text-indent="-0.635cm" style:auto-text-indent="false"/>
    </style:style>
    <style:style style:name="P37" style:family="paragraph" style:parent-style-name="Standard" style:list-style-name="WWNum5">
      <style:paragraph-properties fo:margin-left="2.54cm" fo:margin-right="0cm" fo:margin-top="0cm" fo:margin-bottom="0.423cm" fo:line-height="100%" fo:text-indent="-0.635cm" style:auto-text-indent="false"/>
    </style:style>
    <style:style style:name="P38" style:family="paragraph" style:parent-style-name="Standard" style:list-style-name="WWNum12">
      <style:paragraph-properties fo:margin-left="2.54cm" fo:margin-right="0cm" fo:margin-top="0cm" fo:margin-bottom="0.423cm" fo:line-height="100%" fo:text-indent="-0.635cm" style:auto-text-indent="false"/>
    </style:style>
    <style:style style:name="P39" style:family="paragraph" style:parent-style-name="Standard" style:list-style-name="WWNum9">
      <style:paragraph-properties fo:margin-left="2.54cm" fo:margin-right="0cm" fo:margin-top="0cm" fo:margin-bottom="0.423cm" fo:line-height="100%" fo:text-indent="-0.635cm" style:auto-text-indent="false"/>
    </style:style>
    <style:style style:name="P40" style:family="paragraph" style:parent-style-name="Standard" style:list-style-name="WWNum10">
      <style:paragraph-properties fo:margin-left="2.54cm" fo:margin-right="0cm" fo:margin-top="0cm" fo:margin-bottom="0.423cm" fo:line-height="100%" fo:text-indent="-0.635cm" style:auto-text-indent="false"/>
    </style:style>
    <style:style style:name="P41" style:family="paragraph" style:parent-style-name="Standard" style:list-style-name="WWNum4">
      <style:paragraph-properties fo:margin-left="2.54cm" fo:margin-right="0cm" fo:margin-top="0cm" fo:margin-bottom="0.423cm" fo:line-height="100%" fo:text-indent="-0.635cm" style:auto-text-indent="false"/>
    </style:style>
    <style:style style:name="P42" style:family="paragraph" style:parent-style-name="Standard" style:list-style-name="WWNum3">
      <style:paragraph-properties fo:margin-left="2.54cm" fo:margin-right="0cm" fo:margin-top="0cm" fo:margin-bottom="0.423cm" fo:line-height="100%" fo:text-indent="-0.635cm" style:auto-text-indent="false"/>
    </style:style>
    <style:style style:name="P43" style:family="paragraph" style:parent-style-name="Standard" style:list-style-name="WWNum1">
      <style:paragraph-properties fo:margin-left="2.54cm" fo:margin-right="0cm" fo:margin-top="0cm" fo:margin-bottom="0.423cm" fo:line-height="100%" fo:text-indent="-0.635cm" style:auto-text-indent="false"/>
    </style:style>
    <style:style style:name="P44" style:family="paragraph" style:parent-style-name="Standard" style:list-style-name="WWNum11">
      <style:paragraph-properties fo:margin-left="2.54cm" fo:margin-right="0cm" fo:margin-top="0cm" fo:margin-bottom="0.423cm" fo:line-height="100%" fo:text-indent="-0.635cm" style:auto-text-indent="false"/>
    </style:style>
    <style:style style:name="P45" style:family="paragraph" style:parent-style-name="Standard" style:list-style-name="WWNum8">
      <style:paragraph-properties fo:margin-left="2.54cm" fo:margin-right="0cm" fo:margin-top="0cm" fo:margin-bottom="0.423cm" fo:line-height="100%" fo:text-indent="-0.635cm" style:auto-text-indent="false"/>
    </style:style>
    <style:style style:name="P46" style:family="paragraph" style:parent-style-name="Standard" style:list-style-name="WWNum11">
      <style:paragraph-properties fo:margin-left="2.54cm" fo:margin-right="0cm" fo:margin-top="0.423cm" fo:margin-bottom="0cm" fo:line-height="100%" fo:text-indent="-0.635cm" style:auto-text-indent="false"/>
    </style:style>
    <style:style style:name="P47" style:family="paragraph" style:parent-style-name="Standard" style:list-style-name="WWNum14">
      <style:paragraph-properties fo:margin-left="2.54cm" fo:margin-right="0cm" fo:margin-top="0.423cm" fo:margin-bottom="0cm" fo:line-height="100%" fo:text-indent="-0.635cm" style:auto-text-indent="false"/>
    </style:style>
    <style:style style:name="P48" style:family="paragraph" style:parent-style-name="Standard" style:list-style-name="WWNum8">
      <style:paragraph-properties fo:margin-left="2.54cm" fo:margin-right="0cm" fo:margin-top="0.423cm" fo:margin-bottom="0cm" fo:line-height="100%" fo:text-indent="-0.635cm" style:auto-text-indent="false"/>
    </style:style>
    <style:style style:name="P49" style:family="paragraph" style:parent-style-name="Standard" style:list-style-name="WWNum6">
      <style:paragraph-properties fo:margin-left="3.81cm" fo:margin-right="0cm" fo:margin-top="0cm" fo:margin-bottom="0cm" fo:line-height="100%" fo:text-indent="-0.635cm" style:auto-text-indent="false"/>
    </style:style>
    <style:style style:name="P50" style:family="paragraph" style:parent-style-name="Standard" style:list-style-name="WWNum5">
      <style:paragraph-properties fo:margin-left="3.81cm" fo:margin-right="0cm" fo:margin-top="0cm" fo:margin-bottom="0cm" fo:line-height="100%" fo:text-indent="-0.635cm" style:auto-text-indent="false"/>
    </style:style>
    <style:style style:name="P51" style:family="paragraph" style:parent-style-name="Standard" style:list-style-name="WWNum12">
      <style:paragraph-properties fo:margin-left="3.81cm" fo:margin-right="0cm" fo:margin-top="0cm" fo:margin-bottom="0cm" fo:line-height="100%" fo:text-indent="-0.635cm" style:auto-text-indent="false"/>
    </style:style>
    <style:style style:name="P52" style:family="paragraph" style:parent-style-name="Standard" style:list-style-name="WWNum10">
      <style:paragraph-properties fo:margin-left="3.81cm" fo:margin-right="0cm" fo:margin-top="0cm" fo:margin-bottom="0cm" fo:line-height="100%" fo:text-indent="-0.635cm" style:auto-text-indent="false"/>
    </style:style>
    <style:style style:name="P53" style:family="paragraph" style:parent-style-name="Standard" style:list-style-name="WWNum4">
      <style:paragraph-properties fo:margin-left="3.81cm" fo:margin-right="0cm" fo:margin-top="0cm" fo:margin-bottom="0cm" fo:line-height="100%" fo:text-indent="-0.635cm" style:auto-text-indent="false"/>
    </style:style>
    <style:style style:name="P54" style:family="paragraph" style:parent-style-name="Standard" style:list-style-name="WWNum3">
      <style:paragraph-properties fo:margin-left="3.81cm" fo:margin-right="0cm" fo:margin-top="0cm" fo:margin-bottom="0cm" fo:line-height="100%" fo:text-indent="-0.635cm" style:auto-text-indent="false"/>
    </style:style>
    <style:style style:name="P55" style:family="paragraph" style:parent-style-name="Standard" style:list-style-name="WWNum1">
      <style:paragraph-properties fo:margin-left="3.81cm" fo:margin-right="0cm" fo:margin-top="0cm" fo:margin-bottom="0cm" fo:line-height="100%" fo:text-indent="-0.635cm" style:auto-text-indent="false"/>
    </style:style>
    <style:style style:name="P56" style:family="paragraph" style:parent-style-name="Standard" style:list-style-name="WWNum14">
      <style:paragraph-properties fo:margin-left="3.81cm" fo:margin-right="0cm" fo:margin-top="0cm" fo:margin-bottom="0cm" fo:line-height="100%" fo:text-indent="-0.635cm" style:auto-text-indent="false"/>
    </style:style>
    <style:style style:name="P57" style:family="paragraph" style:parent-style-name="Standard" style:list-style-name="WWNum7">
      <style:paragraph-properties fo:margin-left="3.81cm" fo:margin-right="0cm" fo:margin-top="0cm" fo:margin-bottom="0cm" fo:line-height="100%" fo:text-indent="-0.635cm" style:auto-text-indent="false"/>
    </style:style>
    <style:style style:name="P58" style:family="paragraph" style:parent-style-name="Standard" style:list-style-name="WWNum14">
      <style:paragraph-properties fo:margin-left="3.81cm" fo:margin-right="0cm" fo:margin-top="0cm" fo:margin-bottom="0cm" fo:line-height="100%" fo:text-indent="-0.635cm" style:auto-text-indent="false"/>
      <style:text-properties style:text-underline-style="none"/>
    </style:style>
    <style:style style:name="P59" style:family="paragraph" style:parent-style-name="Standard" style:list-style-name="WWNum14">
      <style:paragraph-properties fo:margin-left="3.81cm" fo:margin-right="0cm" fo:margin-top="0.423cm" fo:margin-bottom="0cm" fo:line-height="100%" fo:text-indent="-0.635cm" style:auto-text-indent="false"/>
    </style:style>
    <style:style style:name="P60" style:family="paragraph" style:parent-style-name="Standard" style:list-style-name="WWNum14">
      <style:paragraph-properties fo:margin-left="3.81cm" fo:margin-right="0cm" fo:margin-top="0cm" fo:margin-bottom="0.423cm" fo:line-height="100%" fo:text-indent="-0.635cm" style:auto-text-indent="false"/>
    </style:style>
    <style:style style:name="P61" style:family="paragraph" style:parent-style-name="Standard">
      <style:paragraph-properties fo:margin-left="1.27cm" fo:margin-right="0cm" fo:margin-top="0.423cm" fo:margin-bottom="0.423cm" fo:line-height="100%" fo:text-indent="0cm" style:auto-text-indent="false"/>
    </style:style>
    <style:style style:name="P62" style:family="paragraph" style:parent-style-name="Standard" style:list-style-name="WWNum2">
      <style:paragraph-properties fo:margin-left="5.08cm" fo:margin-right="0cm" fo:margin-top="0cm" fo:margin-bottom="0cm" fo:line-height="100%" fo:text-indent="-0.635cm" style:auto-text-indent="false"/>
    </style:style>
    <style:style style:name="P63" style:family="paragraph" style:parent-style-name="Standard" style:list-style-name="WWNum14">
      <style:paragraph-properties fo:margin-left="5.08cm" fo:margin-right="0cm" fo:margin-top="0cm" fo:margin-bottom="0cm" fo:line-height="100%" fo:text-indent="-0.635cm" style:auto-text-indent="false"/>
    </style:style>
    <style:style style:name="P64" style:family="paragraph" style:parent-style-name="Standard" style:list-style-name="WWNum14">
      <style:paragraph-properties fo:margin-left="5.08cm" fo:margin-right="0cm" fo:margin-top="0cm" fo:margin-bottom="0.423cm" fo:line-height="100%" fo:text-indent="-0.635cm" style:auto-text-indent="false"/>
      <style:text-properties style:text-underline-style="none"/>
    </style:style>
    <style:style style:name="P65" style:family="paragraph" style:parent-style-name="Standard">
      <style:paragraph-properties fo:margin-left="1.249cm" fo:margin-right="0cm" fo:margin-top="0.423cm" fo:margin-bottom="0.423cm" fo:line-height="100%" fo:text-indent="0cm" style:auto-text-indent="false"/>
    </style:style>
    <style:style style:name="P66" style:family="paragraph" style:parent-style-name="Standard">
      <style:paragraph-properties fo:margin-left="0cm" fo:margin-right="0cm" fo:margin-top="0.423cm" fo:margin-bottom="0.423cm" fo:line-height="100%" fo:text-indent="1.27cm" style:auto-text-indent="false"/>
    </style:style>
    <style:style style:name="P67" style:family="paragraph" style:parent-style-name="Title" style:master-page-name="First_20_Page">
      <style:paragraph-properties fo:text-align="center" style:justify-single-word="false" style:page-number="auto"/>
    </style:style>
    <style:style style:name="P68" style:family="paragraph" style:parent-style-name="Heading_20_1">
      <style:paragraph-properties fo:margin-top="0.423cm" fo:margin-bottom="0.423cm" fo:line-height="100%" fo:break-before="page"/>
    </style:style>
    <style:style style:name="P69" style:family="paragraph" style:parent-style-name="Heading_20_1">
      <style:paragraph-properties fo:margin-top="0.423cm" fo:margin-bottom="0.423cm" fo:line-height="100%"/>
    </style:style>
    <style:style style:name="P70" style:family="paragraph" style:parent-style-name="Heading_20_2">
      <style:paragraph-properties fo:margin-top="0.423cm" fo:margin-bottom="0.423cm" fo:line-height="100%"/>
    </style:style>
    <style:style style:name="P71" style:family="paragraph" style:parent-style-name="Heading_20_2">
      <style:paragraph-properties fo:margin-left="0cm" fo:margin-right="0cm" fo:margin-top="0.423cm" fo:margin-bottom="0.423cm" fo:line-height="115%" fo:text-align="start" style:justify-single-word="false" fo:keep-together="always" fo:orphans="2" fo:widows="2" fo:text-indent="0cm" style:auto-text-indent="false" fo:background-color="#ffffff" fo:padding="0cm" fo:border="none" fo:keep-with-next="always">
        <style:background-image/>
      </style:paragraph-properties>
    </style:style>
    <style:style style:name="P72" style:family="paragraph" style:parent-style-name="Heading_20_2">
      <style:paragraph-properties fo:margin-left="1.27cm" fo:margin-right="0cm" fo:margin-top="0.423cm" fo:margin-bottom="0.423cm" fo:line-height="100%" fo:text-indent="0cm" style:auto-text-indent="false"/>
    </style:style>
    <style:style style:name="P73" style:family="paragraph" style:parent-style-name="Heading_20_2">
      <style:paragraph-properties fo:margin-left="1.249cm" fo:margin-right="0cm" fo:text-indent="0cm" style:auto-text-indent="false"/>
    </style:style>
    <style:style style:name="P74" style:family="paragraph" style:parent-style-name="Contents_20_2">
      <style:paragraph-properties>
        <style:tab-stops>
          <style:tab-stop style:position="15.921cm" style:type="right" style:leader-style="dotted" style:leader-text="."/>
        </style:tab-stops>
      </style:paragraph-properties>
    </style:style>
    <style:style style:name="P75" style:family="paragraph" style:parent-style-name="Contents_20_1">
      <style:paragraph-properties>
        <style:tab-stops>
          <style:tab-stop style:position="15.921cm" style:type="right" style:leader-style="dotted" style:leader-text="."/>
        </style:tab-stops>
      </style:paragraph-properties>
    </style:style>
    <style:style style:name="T1" style:family="text">
      <style:text-properties fo:font-size="33pt" style:font-size-asian="33pt" style:font-size-complex="33pt"/>
    </style:style>
    <style:style style:name="T2" style:family="text">
      <style:text-properties fo:font-size="59pt" style:font-size-asian="59pt" style:font-size-complex="59pt"/>
    </style:style>
    <style:style style:name="T3" style:family="text">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 style:family="text">
      <style:text-properties style:text-underline-style="none"/>
    </style:style>
    <style:style style:name="T5" style:family="text">
      <style:text-properties style:text-underline-style="none" fo:font-weight="bold" style:font-weight-asian="bold"/>
    </style:style>
    <style:style style:name="T6" style:family="text">
      <style:text-properties fo:font-weight="bold" style:font-weight-asian="bold"/>
    </style:style>
    <style:style style:name="T7" style:family="text">
      <style:text-properties fo:color="#188038" style:font-name="Roboto Mono" style:font-name-asian="Roboto Mono1" style:font-name-complex="Roboto Mono1"/>
    </style:style>
    <style:style style:name="T8" style:family="text">
      <style:text-properties fo:color="#188038" style:font-name="Roboto Mono" fo:font-size="10pt" style:font-name-asian="Roboto Mono1" style:font-size-asian="10pt" style:font-name-complex="Roboto Mono1" style:font-size-complex="10pt"/>
    </style:style>
    <style:style style:name="T9" style:family="text">
      <style:text-properties fo:font-size="16pt" style:font-size-asian="16pt" style:font-size-complex="16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Bookmark"/><text:span text:style-name="T1"><text:line-break/><text:line-break/><text:line-break/></text:span><text:span text:style-name="T2">Pflichtenheft<text:line-break/>Intelligenter Grow Controller</text:span></text:p>
      <text:p text:style-name="Standard"/>
      <text:p text:style-name="Standard">James Salzer 25.12.2024</text:p>
      <text:p text:style-name="Standard"/>
      <text:p text:style-name="P1"/>
      <text:table-of-content text:style-name="Sect1" text:protected="true" text:name="Inhaltsverzeichnis1">
        <text:table-of-content-source text:outline-level="10"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5"><text:a xlink:type="simple" xlink:href="#__RefHeading__1057_1843157452">1. Einleitung<text:tab/>4</text:a></text:p>
          <text:p text:style-name="P75"><text:a xlink:type="simple" xlink:href="#__RefHeading__1057_1843157452">1. Einleitung<text:tab/>4</text:a></text:p>
          <text:p text:style-name="P75"><text:a xlink:type="simple" xlink:href="#__RefHeading__1059_1843157452">2. Funktionale Anforderungen<text:tab/>4</text:a></text:p>
          <text:p text:style-name="P75"><text:a xlink:type="simple" xlink:href="#__RefHeading__1059_1843157452">2. Funktionale Anforderungen<text:tab/>4</text:a></text:p>
          <text:p text:style-name="P74"><text:a xlink:type="simple" xlink:href="#__RefHeading__1061_1843157452">2.1 Initialisierung/Konfiguration<text:tab/>4</text:a></text:p>
          <text:p text:style-name="P74"><text:a xlink:type="simple" xlink:href="#__RefHeading__1061_1843157452">2.1 Initialisierung/Konfiguration<text:tab/>4</text:a></text:p>
          <text:p text:style-name="P74"><text:a xlink:type="simple" xlink:href="#__RefHeading__1063_1843157452">2.2 Sensorerfassung<text:tab/>5</text:a></text:p>
          <text:p text:style-name="P74"><text:a xlink:type="simple" xlink:href="#__RefHeading__1063_1843157452">2.2 Sensorerfassung<text:tab/>5</text:a></text:p>
          <text:p text:style-name="P74"><text:a xlink:type="simple" xlink:href="#__RefHeading__1065_1843157452">2.3 Aktorensteuerung<text:tab/>7</text:a></text:p>
          <text:p text:style-name="P74"><text:a xlink:type="simple" xlink:href="#__RefHeading__1065_1843157452">2.3 Aktorensteuerung<text:tab/>7</text:a></text:p>
          <text:p text:style-name="P74"><text:a xlink:type="simple" xlink:href="#__RefHeading__1067_1843157452">2.4 Benutzeroberfläche<text:tab/>8</text:a></text:p>
          <text:p text:style-name="P74"><text:a xlink:type="simple" xlink:href="#__RefHeading__1067_1843157452">2.4 Benutzeroberfläche<text:tab/>8</text:a></text:p>
          <text:p text:style-name="P74"><text:a xlink:type="simple" xlink:href="#__RefHeading__1069_1843157452">2.5 Update-Funktionalität<text:tab/>9</text:a></text:p>
          <text:p text:style-name="P74"><text:a xlink:type="simple" xlink:href="#__RefHeading__1069_1843157452">2.5 Update-Funktionalität<text:tab/>9</text:a></text:p>
          <text:p text:style-name="P74"><text:a xlink:type="simple" xlink:href="#__RefHeading__1071_1843157452">2.6 Sicherheit<text:tab/>10</text:a></text:p>
          <text:p text:style-name="P74"><text:a xlink:type="simple" xlink:href="#__RefHeading__1071_1843157452">2.6 Sicherheit<text:tab/>10</text:a></text:p>
          <text:p text:style-name="P74"><text:a xlink:type="simple" xlink:href="#__RefHeading__1073_1843157452">2.7 Factory Reset<text:tab/>11</text:a></text:p>
          <text:p text:style-name="P74"><text:a xlink:type="simple" xlink:href="#__RefHeading__1073_1843157452">2.7 Factory Reset<text:tab/>11</text:a></text:p>
          <text:p text:style-name="P75"><text:a xlink:type="simple" xlink:href="#__RefHeading__1075_1843157452">3. Schnittstellen<text:tab/>11</text:a></text:p>
          <text:p text:style-name="P75"><text:a xlink:type="simple" xlink:href="#__RefHeading__1075_1843157452">3. Schnittstellen<text:tab/>11</text:a></text:p>
          <text:p text:style-name="P74"><text:a xlink:type="simple" xlink:href="#__RefHeading__1077_1843157452">3.1 Hardware-Schnittstellen:<text:tab/>11</text:a></text:p>
          <text:p text:style-name="P74"><text:a xlink:type="simple" xlink:href="#__RefHeading__1077_1843157452">3.1 Hardware-Schnittstellen:<text:tab/>11</text:a></text:p>
          <text:p text:style-name="P74"><text:a xlink:type="simple" xlink:href="#__RefHeading__1079_1843157452">3.2 Software-Schnittstellen:<text:tab/>12</text:a></text:p>
          <text:p text:style-name="P74"><text:a xlink:type="simple" xlink:href="#__RefHeading__1079_1843157452">3.2 Software-Schnittstellen:<text:tab/>12</text:a></text:p>
          <text:p text:style-name="P75"><text:a xlink:type="simple" xlink:href="#__RefHeading__1081_1843157452">4. Rahmenbedingungen<text:tab/>13</text:a></text:p>
          <text:p text:style-name="P75"><text:a xlink:type="simple" xlink:href="#__RefHeading__1081_1843157452">4. Rahmenbedingungen<text:tab/>13</text:a></text:p>
          <text:p text:style-name="P74"><text:a xlink:type="simple" xlink:href="#__RefHeading__1083_1843157452">4.1 Betriebsumgebung:<text:tab/>13</text:a></text:p>
          <text:p text:style-name="P74"><text:a xlink:type="simple" xlink:href="#__RefHeading__1083_1843157452">4.1 Betriebsumgebung:<text:tab/>13</text:a></text:p>
          <text:p text:style-name="P74"><text:a xlink:type="simple" xlink:href="#__RefHeading__1085_1843157452">4.2 Hardware-Anforderungen:<text:tab/>14</text:a></text:p>
          <text:p text:style-name="P74"><text:a xlink:type="simple" xlink:href="#__RefHeading__1085_1843157452">4.2 Hardware-Anforderungen:<text:tab/>14</text:a></text:p>
          <text:p text:style-name="P74"><text:a xlink:type="simple" xlink:href="#__RefHeading__1087_1843157452">4.3 Software-Anforderungen:<text:tab/>14</text:a></text:p>
          <text:p text:style-name="P74"><text:a xlink:type="simple" xlink:href="#__RefHeading__1087_1843157452">4.3 Software-Anforderungen:<text:tab/>14</text:a></text:p>
          <text:p text:style-name="P74"><text:a xlink:type="simple" xlink:href="#__RefHeading__1089_1843157452">4.4 Normen und Standards:<text:tab/>14</text:a></text:p>
          <text:p text:style-name="P74"><text:a xlink:type="simple" xlink:href="#__RefHeading__1089_1843157452">4.4 Normen und Standards:<text:tab/>14</text:a></text:p>
          <text:p text:style-name="P74"><text:a xlink:type="simple" xlink:href="#__RefHeading__1091_1843157452">4.5 Gesetzliche Bestimmungen:<text:tab/>14</text:a></text:p>
          <text:p text:style-name="P74"><text:a xlink:type="simple" xlink:href="#__RefHeading__1091_1843157452">4.5 Gesetzliche Bestimmungen:<text:tab/>14</text:a></text:p>
          <text:p text:style-name="P74"><text:a xlink:type="simple" xlink:href="#__RefHeading__1093_1843157452">4.6 Wartung und Support:<text:tab/>14</text:a></text:p>
          <text:p text:style-name="P74"><text:a xlink:type="simple" xlink:href="#__RefHeading__1093_1843157452">4.6 Wartung und Support:<text:tab/>14</text:a></text:p>
          <text:p text:style-name="P74"><text:a xlink:type="simple" xlink:href="#__RefHeading__1095_1843157452">4.7 Entwicklungsumgebung<text:tab/>14</text:a></text:p>
          <text:p text:style-name="P74"><text:a xlink:type="simple" xlink:href="#__RefHeading__1095_1843157452">4.7 Entwicklungsumgebung<text:tab/>14</text:a></text:p>
          <text:p text:style-name="P75"><text:a xlink:type="simple" xlink:href="#__RefHeading__1097_1843157452">5. Glossar<text:tab/>14</text:a></text:p>
          <text:p text:style-name="P75"><text:a xlink:type="simple" xlink:href="#__RefHeading__1097_1843157452">5. Glossar<text:tab/>14</text:a></text:p>
          <text:p text:style-name="P74"><text:a xlink:type="simple" xlink:href="#__RefHeading__1099_1843157452">5.1 Controller:<text:tab/>14</text:a></text:p>
          <text:p text:style-name="P74"><text:a xlink:type="simple" xlink:href="#__RefHeading__1099_1843157452">5.1 Controller:<text:tab/>14</text:a></text:p>
          <text:p text:style-name="P74"><text:a xlink:type="simple" xlink:href="#__RefHeading__1101_1843157452">5.2 Aktor:<text:tab/>15</text:a></text:p>
          <text:p text:style-name="P74"><text:a xlink:type="simple" xlink:href="#__RefHeading__1101_1843157452">5.2 Aktor:<text:tab/>15</text:a></text:p>
          <text:p text:style-name="P74"><text:a xlink:type="simple" xlink:href="#__RefHeading__1103_1843157452">5.3 Sensor:<text:tab/>15</text:a></text:p>
          <text:p text:style-name="P74"><text:soft-page-break/><text:a xlink:type="simple" xlink:href="#__RefHeading__1103_1843157452">5.3 Sensor:<text:tab/>15</text:a></text:p>
          <text:p text:style-name="P74"><text:a xlink:type="simple" xlink:href="#__RefHeading__1105_1843157452">5.4 Dashboard:<text:tab/>15</text:a></text:p>
          <text:p text:style-name="P74"><text:a xlink:type="simple" xlink:href="#__RefHeading__1105_1843157452">5.4 Dashboard:<text:tab/>15</text:a></text:p>
          <text:p text:style-name="P74"><text:a xlink:type="simple" xlink:href="#__RefHeading__1107_1843157452">5.5 Config Liste:<text:tab/>15</text:a></text:p>
          <text:p text:style-name="P74"><text:a xlink:type="simple" xlink:href="#__RefHeading__1107_1843157452">5.5 Config Liste:<text:tab/>15</text:a></text:p>
          <text:p text:style-name="P74"><text:a xlink:type="simple" xlink:href="#__RefHeading__1109_1843157452">5.6 Funktionsblock/Modul:<text:tab/>15</text:a></text:p>
          <text:p text:style-name="P74"><text:a xlink:type="simple" xlink:href="#__RefHeading__1109_1843157452">5.6 Funktionsblock/Modul:<text:tab/>15</text:a></text:p>
          <text:p text:style-name="P74"><text:a xlink:type="simple" xlink:href="#__RefHeading__1111_1843157452">5.7 Relaisbox:<text:tab/>15</text:a></text:p>
          <text:p text:style-name="P74"><text:a xlink:type="simple" xlink:href="#__RefHeading__1111_1843157452">5.7 Relaisbox:<text:tab/>15</text:a></text:p>
        </text:index-body>
      </text:table-of-content>
      <text:p text:style-name="P3"><text:a xlink:type="simple" xlink:href="#_uf8xmnak03ma" text:style-name="Internet_20_link" text:visited-style-name="Visited_20_Internet_20_Link"><text:span text:style-name="T3"/></text:a></text:p>
      <text:p text:style-name="Standard"/>
      <text:p text:style-name="Standard"/>
      <text:p text:style-name="Standard"/>
      <text:p text:style-name="Standard"/>
      <text:p text:style-name="Standard"/>
      <text:h text:style-name="P68" text:outline-level="1"><text:bookmark-start text:name="__RefHeading__1057_1843157452"/><text:bookmark text:name="Bookmark1"/>1. Einleitung<text:bookmark-end text:name="__RefHeading__1057_1843157452"/></text:h>
      <text:p text:style-name="P4">Dieses Dokument beschreibt die detaillierten Anforderungen und Spezifikationen für die Entwicklung eines intelligenten Grow-Controllers, basierend auf den im Lastenheft definierten Anforderungen.</text:p>
      <text:h text:style-name="P69" text:outline-level="1"><text:bookmark-start text:name="__RefHeading__1059_1843157452"/><text:bookmark text:name="Bookmark2"/>2. Funktionale Anforderungen<text:bookmark-end text:name="__RefHeading__1059_1843157452"/></text:h>
      <text:h text:style-name="P70" text:outline-level="2"><text:bookmark-start text:name="__RefHeading__1061_1843157452"/><text:bookmark text:name="Bookmark3"/>2.1 Initialisierung/Konfiguration<text:bookmark-end text:name="__RefHeading__1061_1843157452"/></text:h>
      <text:list xml:id="list3253276599882959533" text:style-name="WWNum6">
        <text:list-item>
          <text:p text:style-name="P14"><text:span text:style-name="T6">WLAN-Konfiguration:</text:span></text:p>
          <text:list>
            <text:list-item>
              <text:p text:style-name="P25">Beim ersten Start des Systems wird der Benutzer über das 2,8" TFT-Touchdisplay aufgefordert, die WLAN-Zugangsdaten (SSID und Passwort) einzugeben.</text:p>
            </text:list-item>
            <text:list-item>
              <text:p text:style-name="P25">Nach erfolgreicher Eingabe und Bestätigung der Daten startet das System sofort neu.</text:p>
            </text:list-item>
            <text:list-item>
              <text:p text:style-name="P25">Nach dem Neustart wird auf dem Display die zugewiesene IP-Adresse im lokalen Netzwerk angezeigt.</text:p>
            </text:list-item>
            <text:list-item>
              <text:p text:style-name="P25">Der Benutzer soll nun mit einem beliebigen Gerät mit Webbrowser (Smartphone, Tablet, PC/Laptop) die auf dem Display angezeigte IP-Adresse aufrufen, um das erweiterte Webinterface zu sehen, in dem die eigentliche Konfiguration des Systems stattfindet.</text:p>
            </text:list-item>
            <text:list-item>
              <text:p text:style-name="P25">Alternativ kann der Benutzer über die statische IP 192.168.100.100 auf ein minimales Webinterface zugreifen, um die WLAN-Daten einzugeben. Dieses Webinterface wird nach Aufruf der IP im Browser angezeigt. Nach Eingabe der Wlan Daten und Bestätigung startet das System neu und der Benutzer soll nun mit einem beliebigen Gerät mit Webbrowser (Smartphone, Tablet, PC/Laptop) die auf dem Display angezeigte IP-Adresse aufrufen, um das erweiterte Webinterface zu sehen.</text:p>
            </text:list-item>
            <text:list-item>
              <text:p text:style-name="P25"><text:span text:style-name="T6">Fehlerbehandlung bei der WLAN-Konfiguration:</text:span></text:p>
              <text:list>
                <text:list-item>
                  <text:p text:style-name="P49">Wenn die Verbindung zum WLAN fehlschlägt (z.B. falsches Passwort, WLAN nicht verfügbar), wird eine Fehlermeldung auf dem TFT-Display angezeigt.</text:p>
                </text:list-item>
                <text:list-item>
                  <text:p text:style-name="P49">Der Benutzer hat die Möglichkeit, die WLAN-Konfiguration erneut durchzuführen.</text:p>
                </text:list-item>
                <text:list-item>
                  <text:p text:style-name="P49">Nach drei fehlgeschlagenen Versuchen wird das System in den Konfigurationsmodus mit der statischen IP 192.168.100.100 zurückgesetzt.</text:p>
                </text:list-item>
              </text:list>
            </text:list-item>
            <text:list-item>
              <text:p text:style-name="P25"><text:span text:style-name="T6">DHCP-Ausfall:</text:span></text:p>
              <text:list>
                <text:list-item>
                  <text:p text:style-name="P49">Wenn der Controller keine IP-Adresse vom DHCP-Server erhält, versucht er, eine APIPA-Adresse (169.254.x.x) zu beziehen.</text:p>
                </text:list-item>
                <text:list-item>
                  <text:p text:style-name="P49">Wenn eine APIPA-Adresse zugewiesen wurde, wird dies auf dem Display und im Webinterface mit einer entsprechenden Meldung angezeigt (z.B. "Kein DHCP-Server gefunden. Es wurde eine APIPA-Adresse zugewiesen. Die Netzwerkverbindung ist möglicherweise eingeschränkt.").</text:p>
                </text:list-item>
              </text:list>
            </text:list-item>
            <text:list-item>
              <text:p text:style-name="P25"><text:span text:style-name="T6">Fortschrittsanzeige:</text:span> Während des Neustarts und der Verbindungsaufnahme mit dem WLAN wird auf dem Display eine Fortschrittsanzeige angezeigt.</text:p>
            </text:list-item>
          </text:list>
        </text:list-item>
      </text:list>
      <text:list xml:id="list3501782909547073681" text:style-name="WWNum5">
        <text:list-item>
          <text:p text:style-name="P5"><text:span text:style-name="T6">Sensorerkennung:</text:span></text:p>
          <text:list>
            <text:list-item>
              <text:p text:style-name="P26">Nach dem Start des Systems werden alle konfigurierten Eingänge auf angeschlossene Sensoren überprüft.</text:p>
            </text:list-item>
            <text:list-item>
              <text:p text:style-name="P26">Die Erkennung erfolgt anhand der Sensor-ID, die im EEPROM (I2C-Adresse <text:soft-page-break/>0x50-0x5F) oder RFID-Chip (ISO 14443) des Sensors gespeichert ist, die Sensor-ID wird bei der Herstellung der Sensor/RFID oder Sensor EEPROM kombination vergeben und spiegelt wieder um welchen Sensor es sich handelt.</text:p>
            </text:list-item>
            <text:list-item>
              <text:p text:style-name="P26">Für jeden erkannten Sensor wird der entsprechende Funktionsblock/das entsprechende Modul anhand der Sensor-ID geladen.</text:p>
            </text:list-item>
            <text:list-item>
              <text:p text:style-name="P26">Die Zuordnung von Pin, Sensor-ID und Funktionsblock wird in der SQLite-Datenbank gespeichert.</text:p>
            </text:list-item>
            <text:list-item>
              <text:p text:style-name="P26">Wenn an einem konfigurierten Pin kein Sensor gefunden wird, wird eine entsprechende Meldung im Webinterface angezeigt und in der Log-Datei protokolliert.</text:p>
            </text:list-item>
            <text:list-item>
              <text:p text:style-name="P26">Manuelle Überprüfung und Korrektur der automatisch erkannten Sensoren und deren Zuordnung zu Funktionsblöcken ist über das Webinterface möglich. Jede manuelle Korrektur wird in der Log-Datei protokolliert.</text:p>
            </text:list-item>
            <text:list-item>
              <text:p text:style-name="P26"><text:span text:style-name="T6">Wiederholte Erkennung:</text:span></text:p>
              <text:list>
                <text:list-item>
                  <text:p text:style-name="P50">Das System führt automatisch alle 2 Stunden eine erneute Sensorerkennung durch.</text:p>
                </text:list-item>
                <text:list-item>
                  <text:p text:style-name="P50">Der Benutzer kann die Sensorerkennung auch manuell über das Webinterface anstoßen.</text:p>
                </text:list-item>
              </text:list>
            </text:list-item>
            <text:list-item>
              <text:p text:style-name="P26"><text:span text:style-name="T6">Benachrichtigung bei Änderungen:</text:span></text:p>
              <text:list>
                <text:list-item>
                  <text:p text:style-name="P50">Wenn das System bei der automatischen oder manuellen Erkennung eine Änderung in der Sensorbestückung feststellt (z.B. ein Sensor wurde entfernt oder hinzugefügt), wird der Benutzer durch eine Meldung im Webinterface benachrichtigt.</text:p>
                </text:list-item>
                <text:list-item>
                  <text:p text:style-name="P50">Diese Ereignisse werden ebenfalls in der Log-Datei protokolliert.</text:p>
                </text:list-item>
              </text:list>
            </text:list-item>
            <text:list-item>
              <text:p text:style-name="P26"><text:span text:style-name="T6">Beispiel für Log Einträge:</text:span></text:p>
              <text:list>
                <text:list-item>
                  <text:p text:style-name="P50"><text:span text:style-name="T8">2024-10-27 10:00:00 +01:00; INFO; Sensorerkennung gestartet.</text:span></text:p>
                </text:list-item>
                <text:list-item>
                  <text:p text:style-name="P50"><text:span text:style-name="T8">2024-10-27 10:00:05 +01:00; INFO; Sensor DHT11 (ID: 0x0001) an Pin 1 erkannt.</text:span></text:p>
                </text:list-item>
                <text:list-item>
                  <text:p text:style-name="P50"><text:span text:style-name="T8">2024-10-27 10:00:07 +01:00; WARNING; Kein Sensor an Pin 2 gefunden.</text:span></text:p>
                </text:list-item>
                <text:list-item>
                  <text:p text:style-name="P50"><text:span text:style-name="T8">2024-10-27 10:00:10 +01:00; INFO; Sensorerkennung abgeschlossen.</text:span></text:p>
                </text:list-item>
                <text:list-item>
                  <text:p text:style-name="P50"><text:span text:style-name="T8">2024-10-27 12:00:00 +01:00; INFO; Automatische Sensorerkennung gestartet.</text:span></text:p>
                </text:list-item>
                <text:list-item>
                  <text:p text:style-name="P50"><text:span text:style-name="T8">2024-10-27 12:00:03 +01:00; WARNING; Sensor DHT11 (ID: 0x0001) an Pin 1 nicht mehr gefunden.</text:span></text:p>
                </text:list-item>
                <text:list-item>
                  <text:p text:style-name="P50"><text:span text:style-name="T8">2024-10-27 12:00:05 +01:00; INFO; Sensor DS18B20 (ID: 0x0002) an Pin 1 erkannt (Manuelle Korrektur durch Benutzer).</text:span></text:p>
                </text:list-item>
                <text:list-item>
                  <text:p text:style-name="P50">Diese Beispiele zeigen, wie detaillierte Logeinträge aussehen könnten und welche Informationen sie enthalten sollten (Zeitstempel, Log-Level, Beschreibung).</text:p>
                </text:list-item>
              </text:list>
            </text:list-item>
          </text:list>
        </text:list-item>
        <text:list-item>
          <text:p text:style-name="P5"><text:span text:style-name="T6">Aktor-Konfiguration:</text:span></text:p>
          <text:list>
            <text:list-item>
              <text:p text:style-name="P26">Über das Webinterface kann der Benutzer jedem Ausgang einen Aktor zuordnen und einen Namen (max. 100 Zeichen, alphanumerisch, Unter- und Bindestrich erlaubt) vergeben.</text:p>
            </text:list-item>
            <text:list-item>
              <text:p text:style-name="P26">Die Aktor-Konfiguration wird in der SQLite-Datenbank gespeichert.</text:p>
            </text:list-item>
          </text:list>
        </text:list-item>
        <text:list-item>
          <text:p text:style-name="P5"><text:span text:style-name="T6">Dashboard-Generierung:</text:span></text:p>
          <text:list>
            <text:list-item>
              <text:p text:style-name="P37">Nach der Sensor- und Aktor-Konfiguration wird ein initiales Dashboard im Webinterface generiert, das die Sensorwerte und Aktorzustände anzeigt.</text:p>
            </text:list-item>
          </text:list>
        </text:list-item>
      </text:list>
      <text:h text:style-name="P70" text:outline-level="2"><text:bookmark-start text:name="__RefHeading__1063_1843157452"/><text:bookmark text:name="Bookmark4"/>2.2 Sensorerfassung<text:bookmark-end text:name="__RefHeading__1063_1843157452"/></text:h>
      <text:list xml:id="list4427342341604938267" text:style-name="WWNum12">
        <text:list-item>
          <text:p text:style-name="P15"><text:span text:style-name="T6">Unterstützte Sensortypen:</text:span> Temperatur, Luftfeuchtigkeit, Licht, Bodenfeuchtigkeit (und erweiterbar durch Updates).</text:p>
        </text:list-item>
        <text:list-item>
          <text:p text:style-name="P6"><text:span text:style-name="T6">Modulare Struktur:</text:span> Für jeden Sensortyp wird ein separates Funktionsblock/Modul implementiert.</text:p>
        </text:list-item>
        <text:list-item>
          <text:p text:style-name="P6"><text:span text:style-name="T6">Datenerfassung:</text:span> Die Sensordaten werden in einem konfigurierbaren Intervall <text:soft-page-break/>(Standard: alle 5 Sekunden) ausgelesen.</text:p>
        </text:list-item>
        <text:list-item>
          <text:p text:style-name="P6"><text:span text:style-name="T6">Fehlerbehandlung bei der Datenerfassung:</text:span></text:p>
          <text:list>
            <text:list-item>
              <text:p text:style-name="P27">Wenn ein Sensor fehlerhafte Daten liefert (z.B. ungültige Werte, Timeouts), wird ein entsprechender Eintrag in die Log-Datei geschrieben.</text:p>
            </text:list-item>
            <text:list-item>
              <text:p text:style-name="P27">Im Webinterface wird im Meldungsbereich eine Fehlermeldung in roter Farbe angezeigt.</text:p>
            </text:list-item>
          </text:list>
        </text:list-item>
        <text:list-item>
          <text:p text:style-name="P6"><text:span text:style-name="T6">Webinterface-Gestaltung (in Bezug auf die Sensorerfassung):</text:span></text:p>
          <text:list>
            <text:list-item>
              <text:p text:style-name="P27">Das Webinterface verfügt über eine Navigation am linken Rand (ca. 100px breit) zur Auswahl der verschiedenen Systemfunktionen.</text:p>
            </text:list-item>
            <text:list-item>
              <text:p text:style-name="P27">Am unteren Rand des Hauptbereichs befindet sich ein Textfeld zur Anzeige von Systemmeldungen in verschiedenen Farben:</text:p>
              <text:list>
                <text:list-item>
                  <text:p text:style-name="P51">Rot: Fehlermeldungen</text:p>
                </text:list-item>
                <text:list-item>
                  <text:p text:style-name="P51">Blau: Hinweise</text:p>
                </text:list-item>
                <text:list-item>
                  <text:p text:style-name="P51">Schwarz/Weiß (je nach Hintergrundfarbe): Nicht-kritische Systemmeldungen</text:p>
                </text:list-item>
              </text:list>
            </text:list-item>
          </text:list>
        </text:list-item>
        <text:list-item>
          <text:p text:style-name="P6"><text:span text:style-name="T6">Kalibrierung der Sensoren:</text:span></text:p>
          <text:list>
            <text:list-item>
              <text:p text:style-name="P27">Im Webinterface gibt es einen Navigationspunkt "Kalibrierung".</text:p>
            </text:list-item>
            <text:list-item>
              <text:p text:style-name="P27">In der Kalibrierungsansicht werden die Sensordaten in Echtzeit angezeigt.</text:p>
            </text:list-item>
            <text:list-item>
              <text:p text:style-name="P27">Dies ermöglicht dem Benutzer, die Sensordaten auf Plausibilität zu prüfen, indem er den Sensor z.B. einer definierten Temperatur aussetzt.</text:p>
            </text:list-item>
          </text:list>
        </text:list-item>
        <text:list-item>
          <text:p text:style-name="P6"><text:span text:style-name="T6">Einheiten der Messwerte:</text:span></text:p>
          <text:list>
            <text:list-item>
              <text:p text:style-name="P27">Die Messwerte werden standardmäßig in den Einheiten der gewählten Systemsprache (Deutsch oder Englisch) angezeigt.</text:p>
            </text:list-item>
            <text:list-item>
              <text:p text:style-name="P27">In den Konfigurationseinstellungen kann der Benutzer die anzuzeigenden Einheiten jedoch individuell auswählen (z.B. °C oder °F für Temperatur).</text:p>
            </text:list-item>
          </text:list>
        </text:list-item>
        <text:list-item>
          <text:p text:style-name="P6"><text:span text:style-name="T6">Datenformate:</text:span></text:p>
          <text:list>
            <text:list-item>
              <text:p text:style-name="P27">Die Sensordaten werden intern und für den Datenaustausch im JSON-Format gespeichert.</text:p>
            </text:list-item>
            <text:list-item>
              <text:p text:style-name="P38">Dies ermöglicht eine einfache Auswertung und Visualisierung der Daten in Zukunft.</text:p>
            </text:list-item>
          </text:list>
        </text:list-item>
      </text:list>
      <text:p text:style-name="P61">Beispiel für eine Json-Struktur</text:p>
      <text:p text:style-name="P61">{<text:line-break/><text:tab/>"timestamp": "2024-10-28 14:30:00",<text:line-break/><text:tab/>"sensors": [ <text:line-break/><text:tab/><text:tab/>{<text:line-break/><text:tab/><text:tab/><text:tab/>"id": "0x0001",<text:line-break/><text:tab/><text:tab/><text:tab/>"type": "temperature",<text:line-break/><text:tab/><text:tab/><text:tab/>"name": "Topf 1",<text:line-break/><text:tab/><text:tab/><text:tab/>"value": 23.5,<text:line-break/><text:tab/><text:tab/><text:tab/>"unit": "°C"<text:line-break/><text:tab/><text:tab/>},<text:line-break/><text:tab/><text:tab/>{<text:line-break/><text:tab/><text:tab/><text:tab/>"id": "0x0002",<text:line-break/><text:tab/><text:tab/><text:tab/>"type": "temperature",<text:line-break/><text:tab/><text:tab/><text:tab/>"name": "Topf 2",<text:line-break/><text:tab/><text:tab/><text:tab/>"value": 24.1,<text:line-break/><text:tab/><text:tab/><text:tab/>"unit": "°C"<text:line-break/><text:tab/><text:tab/>},<text:line-break/><text:tab/><text:tab/>{ <text:line-break/><text:tab/><text:tab/><text:tab/>"id": "0x0003",<text:line-break/><text:tab/><text:tab/><text:tab/>"type": "humidity",<text:line-break/><text:tab/><text:tab/><text:tab/>"name": "Gewächshaus",<text:line-break/><text:tab/><text:tab/><text:tab/>"value": 55.3, "unit": "%"<text:line-break/><text:soft-page-break/><text:tab/><text:tab/>},<text:line-break/><text:tab/><text:tab/>{ <text:line-break/><text:tab/><text:tab/><text:tab/>"id": "0x0004",<text:line-break/><text:tab/><text:tab/><text:tab/>"type": "soil_moisture",<text:line-break/><text:tab/><text:tab/><text:tab/>"name": "Erdbeeren",<text:line-break/><text:tab/><text:tab/><text:tab/>"value": 67.9,<text:line-break/><text:tab/><text:tab/><text:tab/>"unit": "%"<text:line-break/><text:tab/><text:tab/>}<text:line-break/><text:tab/>]<text:line-break/>}</text:p>
      <text:h text:style-name="P70" text:outline-level="2"><text:bookmark-start text:name="__RefHeading__1065_1843157452"/><text:bookmark text:name="Bookmark5"/>2.3 Aktorensteuerung<text:bookmark-end text:name="__RefHeading__1065_1843157452"/></text:h>
      <text:list xml:id="list8132028831637573121" text:style-name="WWNum9">
        <text:list-item>
          <text:p text:style-name="P16">Unterstützte Aktortypen: Relais, Ventile (z.B. Magnetventile für die Bewässerung), Pumpen (z.B. Wasserpumpen), LEDs.</text:p>
        </text:list-item>
        <text:list-item>
          <text:p text:style-name="P7">Ansteuerung der Aktoren: Die Ansteuerung der Aktoren erfolgt über GPIO-Pins des Mikrocontrollers. Für Relais werden Relais-Module verwendet.</text:p>
        </text:list-item>
        <text:list-item>
          <text:p text:style-name="P7">Konfiguration der Aktoren: Die Konfiguration der Aktoren (z.B. Zuordnung zu GPIO-Pins, Bezeichnung) erfolgt über das Webinterface.</text:p>
        </text:list-item>
        <text:list-item>
          <text:p text:style-name="P7">Steuerung der Aktoren:</text:p>
          <text:list>
            <text:list-item>
              <text:p text:style-name="P28">Die Aktoren können manuell über das Webinterface geschaltet werden.</text:p>
            </text:list-item>
            <text:list-item>
              <text:p text:style-name="P28">Die Aktoren können automatisch durch definierte Regeln und Zeitpläne gesteuert werden (siehe Abschnitt 2.4).</text:p>
            </text:list-item>
          </text:list>
        </text:list-item>
        <text:list-item>
          <text:p text:style-name="P7">Fehlerbehandlung bei der Aktorensteuerung:</text:p>
          <text:list>
            <text:list-item>
              <text:p text:style-name="P28">Wenn ein Aktor nicht wie erwartet reagiert (z.B. kein Schaltvorgang bei Ansteuerung), wird ein entsprechender Eintrag in die Log-Datei geschrieben.</text:p>
            </text:list-item>
            <text:list-item>
              <text:p text:style-name="P28">Im Webinterface wird im Meldungsbereich eine Fehlermeldung in roter Farbe angezeigt.</text:p>
            </text:list-item>
          </text:list>
        </text:list-item>
        <text:list-item>
          <text:p text:style-name="P7">Zustandsüberwachung der Aktoren:</text:p>
          <text:list>
            <text:list-item>
              <text:p text:style-name="P28">Rückmeldung von Relais: Wenn möglich, wird eine Rückmeldung vom Relais verwendet, um den tatsächlichen Schaltzustand zu überprüfen. Dies kann durch einen zusätzlichen Kontakt am Relais realisiert werden.</text:p>
            </text:list-item>
            <text:list-item>
              <text:p text:style-name="P28">Strommessung (optional): Für leistungsstärkere Aktoren (z.B. Pumpen) kann optional eine Strommessung implementiert werden. Dadurch können Blockaden oder andere Fehlerzustände erkannt werden.</text:p>
            </text:list-item>
            <text:list-item>
              <text:p text:style-name="P28">Der aktuelle Zustand jedes Aktors (z.B. EIN/AUS, Stromstärke) wird im Webinterface angezeigt.</text:p>
            </text:list-item>
          </text:list>
        </text:list-item>
        <text:list-item>
          <text:p text:style-name="P7">Sicherheitsaspekte:</text:p>
          <text:list>
            <text:list-item>
              <text:p text:style-name="P28">Passwortschutz: Der Zugriff auf das Webinterface und somit die Steuerung der Aktoren ist durch ein Passwort geschützt.</text:p>
            </text:list-item>
            <text:list-item>
              <text:p text:style-name="P28">Bestätigungsdialoge: Vor dem Schalten von wichtigen Aktoren (z.B. Hauptwasserzufuhr) wird im Webinterface ein Bestätigungsdialog angezeigt, um versehentliches Schalten zu vermeiden.</text:p>
            </text:list-item>
            <text:list-item>
              <text:p text:style-name="P28">Timeout-Funktion (optional): Für bestimmte Aktoren (z.B. Pumpen) kann eine Timeout-Funktion implementiert werden, die den Aktor nach einer bestimmten Zeit automatisch ausschaltet, um Schäden durch Dauerbetrieb zu verhindern.</text:p>
            </text:list-item>
            <text:list-item>
              <text:p text:style-name="P39">Protokollierung aller Schaltvorgänge: Alle manuellen und automatischen Schaltvorgänge der Aktoren werden in der Log-Datei protokolliert.</text:p>
            </text:list-item>
          </text:list>
        </text:list-item>
      </text:list>
      <text:p text:style-name="P4">Beispiel für einen Logeintrag zur Aktorensteuerung:</text:p>
      <text:list xml:id="list8723172752161308645" text:style-name="WWNum13">
        <text:list-item>
          <text:p text:style-name="P17"><text:span text:style-name="T7">2024-10-29 16:30:00 +01:00; INFO; Aktor "Bewässerung Pumpe" (Pin 5) wurde manuell eingeschaltet.</text:span></text:p>
        </text:list-item>
        <text:list-item>
          <text:p text:style-name="P8"><text:span text:style-name="T7">2024-10-29 16:30:05 +01:00; WARNING; Fehler beim Schalten des Aktors "Licht Terrasse" </text:span><text:soft-page-break/><text:span text:style-name="T7">(Pin 7). Keine Rückmeldung vom Relais.</text:span></text:p>
        </text:list-item>
        <text:list-item>
          <text:p text:style-name="P8"><text:span text:style-name="T7">2024-10-29 16:35:00 +01:00; INFO; Aktor "Bewässerung Pumpe" (Pin 5) wurde aufgrund des Timouts automatisch ausgeschaltet.</text:span></text:p>
        </text:list-item>
      </text:list>
      <text:list xml:id="list38402990" text:continue-list="list8132028831637573121" text:style-name="WWNum9">
        <text:list-item>
          <text:p text:style-name="P23"/>
        </text:list-item>
      </text:list>
      <text:h text:style-name="P71" text:outline-level="2"><text:bookmark-start text:name="__RefHeading__1067_1843157452"/><text:bookmark text:name="Bookmark6"/><text:span text:style-name="T9">2.4 Benutzeroberfläche</text:span><text:bookmark-end text:name="__RefHeading__1067_1843157452"/></text:h>
      <text:list xml:id="list1756341102313008756" text:style-name="WWNum10">
        <text:list-item>
          <text:p text:style-name="P18">Struktur und Navigation:</text:p>
          <text:list>
            <text:list-item>
              <text:p text:style-name="P29">Die Benutzeroberfläche ist webbasiert und über einen Webbrowser zugänglich.</text:p>
            </text:list-item>
            <text:list-item>
              <text:p text:style-name="P29">Eine vertikale Navigationsleiste am linken Rand (ca. 100px breit) ermöglicht den Zugriff auf die verschiedenen Bereiche:</text:p>
              <text:list>
                <text:list-item>
                  <text:p text:style-name="P52">Dashboard</text:p>
                </text:list-item>
                <text:list-item>
                  <text:p text:style-name="P52">Sensoren (mit Unterpunkten für jeden Sensortyp)</text:p>
                </text:list-item>
                <text:list-item>
                  <text:p text:style-name="P52">Aktoren</text:p>
                </text:list-item>
                <text:list-item>
                  <text:p text:style-name="P52">Konfiguration</text:p>
                </text:list-item>
                <text:list-item>
                  <text:p text:style-name="P52">Kalibrierung</text:p>
                </text:list-item>
              </text:list>
            </text:list-item>
            <text:list-item>
              <text:p text:style-name="P29">Ein Meldungsbereich am unteren Rand zeigt Systemmeldungen in verschiedenen Farben an (Rot: Fehler, Blau: Hinweise, Schwarz/Weiß: normale Meldungen).</text:p>
            </text:list-item>
          </text:list>
        </text:list-item>
        <text:list-item>
          <text:p text:style-name="P9">Dashboard/Übersicht:</text:p>
          <text:list>
            <text:list-item>
              <text:p text:style-name="P29">Das Dashboard bietet eine zentrale Übersicht über den Systemstatus.</text:p>
            </text:list-item>
            <text:list-item>
              <text:p text:style-name="P29">Es zeigt die aktuellen Werte aller aktiven Sensoren in numerischer Form und optional als kleine Diagramme.</text:p>
            </text:list-item>
            <text:list-item>
              <text:p text:style-name="P29">Der Zustand der Aktoren (EIN/AUS) wird mit entsprechenden Symbolen angezeigt.</text:p>
            </text:list-item>
            <text:list-item>
              <text:p text:style-name="P29">Die letzten Systemmeldungen werden in chronologischer Reihenfolge angezeigt.</text:p>
            </text:list-item>
            <text:list-item>
              <text:p text:style-name="P29">Das Dashboard ist mit verschiebbaren und in der Größe anpassbaren Widgets gestaltet, sodass der Benutzer die Anordnung der Informationen personalisieren kann, die Widgets werden per Drag and drop verschoben.</text:p>
            </text:list-item>
          </text:list>
        </text:list-item>
        <text:list-item>
          <text:p text:style-name="P9">Sensoranzeige:</text:p>
          <text:list>
            <text:list-item>
              <text:p text:style-name="P29">Die Sensorwerte werden sowohl numerisch mit Einheit als auch grafisch in Form von Liniendiagrammen dargestellt, die den Verlauf der Messwerte über einen konfigurierbaren Zeitraum (z.B. letzte Stunde, letzter Tag, letzte Woche) anzeigen.</text:p>
            </text:list-item>
            <text:list-item>
              <text:p text:style-name="P29">Für bestimmte Sensortypen (z.B. Bodenfeuchtigkeit) können alternative Diagrammtypen (z.B. Balkendiagramme) zur besseren Visualisierung verwendet werden.</text:p>
            </text:list-item>
          </text:list>
        </text:list-item>
        <text:list-item>
          <text:p text:style-name="P9">Aktorsteuerung:</text:p>
          <text:list>
            <text:list-item>
              <text:p text:style-name="P29">Die Aktoren können über Buttons oder Schalter im Webinterface manuell gesteuert werden.</text:p>
            </text:list-item>
            <text:list-item>
              <text:p text:style-name="P29">Vor dem Schalten wichtiger Aktoren (z.B. Hauptwasserzufuhr) erscheint ein Bestätigungsdialog.</text:p>
            </text:list-item>
            <text:list-item>
              <text:p text:style-name="P29">Der aktuelle Zustand des Aktors (EIN/AUS) wird visuell durch eine Statusanzeige (z.B. farbige Symbole) dargestellt.</text:p>
            </text:list-item>
          </text:list>
        </text:list-item>
        <text:list-item>
          <text:p text:style-name="P9">Konfiguration:</text:p>
          <text:list>
            <text:list-item>
              <text:p text:style-name="P29">Die Benutzeroberfläche bietet folgende Konfigurationsmöglichkeiten:</text:p>
              <text:list>
                <text:list-item>
                  <text:p text:style-name="P52">WLAN-Einstellungen (SSID, Passwort)</text:p>
                </text:list-item>
                <text:list-item>
                  <text:p text:style-name="P52">Sensor-Konfiguration (Zuordnung zu Pins, Benennung, Kalibrierung)</text:p>
                </text:list-item>
                <text:list-item>
                  <text:p text:style-name="P52">Aktor-Konfiguration (Zuordnung zu Pins, Benennung, Typ)</text:p>
                </text:list-item>
                <text:list-item>
                  <text:p text:style-name="P52">Regeldefinition<text:span text:style-name="T6">:</text:span> Der Benutzer kann Regeln definieren, die die Aktoren automatisch in Abhängigkeit von den Sensorwerten und/oder Zeitplänen steuern. Die Regeln können über eine intuitive Oberfläche <text:soft-page-break/>erstellt und bearbeitet werden. Beispiele für Regeln:</text:p>
                </text:list-item>
              </text:list>
            </text:list-item>
          </text:list>
        </text:list-item>
      </text:list>
      <text:list xml:id="list6808315722235314657" text:style-name="WWNum2">
        <text:list-item>
          <text:p text:style-name="P62">"Wenn die Temperatur über 25°C steigt, schalte den Ventilator ein."</text:p>
        </text:list-item>
        <text:list-item>
          <text:p text:style-name="P62">"Schalte die Bewässerung jeden Morgen um 6:00 Uhr für 15 Minuten ein."</text:p>
        </text:list-item>
        <text:list-item>
          <text:p text:style-name="P62">"Wenn die Bodenfeuchtigkeit unter 40% fällt, schalte die Bewässerung ein, bis die Bodenfeuchtigkeit 60% erreicht."</text:p>
        </text:list-item>
      </text:list>
      <text:list xml:id="list38416255" text:continue-list="list1756341102313008756" text:style-name="WWNum10">
        <text:list-item>
          <text:list>
            <text:list-item>
              <text:list>
                <text:list-item>
                  <text:p text:style-name="P52">Benutzerverwaltung (Zugangsrechte, Passwortänderung)</text:p>
                </text:list-item>
                <text:list-item>
                  <text:p text:style-name="P52">Spracheinstellungen (Deutsch, Englisch)</text:p>
                </text:list-item>
                <text:list-item>
                  <text:p text:style-name="P52">Update-Einstellungen (automatische Updates, Update-Benachrichtigungen)</text:p>
                </text:list-item>
                <text:list-item>
                  <text:p text:style-name="P52">Systemeinstellungen (z.B. Zeitzone, Log-Level)</text:p>
                </text:list-item>
              </text:list>
            </text:list-item>
          </text:list>
        </text:list-item>
        <text:list-item>
          <text:p text:style-name="P9">Design und Benutzerfreundlichkeit:</text:p>
          <text:list>
            <text:list-item>
              <text:p text:style-name="P29">Die Benutzeroberfläche verwendet ein modernes und übersichtliches Design mit klaren Farben und gut lesbaren Schriftarten.</text:p>
            </text:list-item>
            <text:list-item>
              <text:p text:style-name="P29">Die Navigation ist intuitiv und einfach zu bedienen.</text:p>
            </text:list-item>
            <text:list-item>
              <text:p text:style-name="P40">Die Benutzeroberfläche ist responsiv und passt sich automatisch an verschiedene Bildschirmgrößen an (Desktop, Smartphone, Tablet).</text:p>
            </text:list-item>
          </text:list>
        </text:list-item>
      </text:list>
      <text:h text:style-name="P71" text:outline-level="2"><text:bookmark-start text:name="__RefHeading__1069_1843157452"/><text:bookmark text:name="Bookmark7"/><text:span text:style-name="T9">2.5 Update-Funktionalität</text:span><text:bookmark-end text:name="__RefHeading__1069_1843157452"/></text:h>
      <text:list xml:id="list5934297998566832283" text:style-name="WWNum4">
        <text:list-item>
          <text:p text:style-name="P19">Update-Quellen:</text:p>
          <text:list>
            <text:list-item>
              <text:p text:style-name="P30">Die Updates werden von einer dedizierten Update-Server unter der URL <text:span text:style-name="T7">https://mein-update-server.de/updates</text:span> bezogen (Beispiel, bitte durch die tatsächliche URL ersetzen).</text:p>
            </text:list-item>
            <text:list-item>
              <text:p text:style-name="P30">Die Update-Pakete werden über HTTPS übertragen, um eine sichere Übertragung zu gewährleisten.</text:p>
            </text:list-item>
          </text:list>
        </text:list-item>
        <text:list-item>
          <text:p text:style-name="P10">Update-Mechanismus:</text:p>
          <text:list>
            <text:list-item>
              <text:p text:style-name="P30">Automatische Updates: Wenn die Option für automatische Updates aktiviert ist, prüft das System täglich um 03:00 Uhr (konfigurierbar) auf verfügbare Updates.</text:p>
            </text:list-item>
            <text:list-item>
              <text:p text:style-name="P30">Manuelle Update-Prüfung: Der Benutzer kann jederzeit manuell über das Webinterface nach Updates suchen.</text:p>
            </text:list-item>
            <text:list-item>
              <text:p text:style-name="P30">Update-Prozess:</text:p>
              <text:list>
                <text:list-item>
                  <text:p text:style-name="P53">Das System lädt das neueste Update-Paket (ZIP-Archiv) vom Update-Server herunter und speichert es in einem temporären Verzeichnis.</text:p>
                </text:list-item>
                <text:list-item>
                  <text:p text:style-name="P53">Das heruntergeladene Paket wird auf Integrität geprüft (z.B. durch Vergleich einer Prüfsumme/Signatur).</text:p>
                </text:list-item>
                <text:list-item>
                  <text:p text:style-name="P53">Vor der Installation wird ein Backup der zu ändernden Dateien und der Konfigurationsdatenbank erstellt.</text:p>
                </text:list-item>
                <text:list-item>
                  <text:p text:style-name="P53">Das Update-Paket wird extrahiert.</text:p>
                </text:list-item>
                <text:list-item>
                  <text:p text:style-name="P53">Die neuen Dateien werden installiert und die Konfigurationsdatenbank aktualisiert.</text:p>
                </text:list-item>
                <text:list-item>
                  <text:p text:style-name="P53">Nach der Installation werden Unit-Tests durchgeführt, um die korrekte Funktion der aktualisierten Komponenten zu überprüfen.</text:p>
                </text:list-item>
                <text:list-item>
                  <text:p text:style-name="P53">Bei erfolgreichem Abschluss der Tests wird das temporäre Verzeichnis gelöscht und das System neu gestartet (falls erforderlich).</text:p>
                </text:list-item>
                <text:list-item>
                  <text:p text:style-name="P53">Bei einem Fehler während des Downloads, der Extraktion, der Installation oder der Unit-Tests wird das System auf den Zustand vor dem Update zurückgesetzt (Rollback).</text:p>
                </text:list-item>
              </text:list>
            </text:list-item>
          </text:list>
        </text:list-item>
        <text:list-item>
          <text:p text:style-name="P10">Sicherheitsaspekte beim Update:</text:p>
          <text:list>
            <text:list-item>
              <text:p text:style-name="P30">Die Verbindung zum Update-Server erfolgt über HTTPS.</text:p>
            </text:list-item>
            <text:list-item>
              <text:p text:style-name="P30">Die Update-Pakete sind digital signiert, um ihre Authentizität und Integrität sicherzustellen. Das System überprüft die Signatur vor der Installation.</text:p>
            </text:list-item>
          </text:list>
        </text:list-item>
        <text:list-item>
          <text:p text:style-name="P10"><text:soft-page-break/>Benutzerinteraktion:</text:p>
          <text:list>
            <text:list-item>
              <text:p text:style-name="P30">Der Benutzer wird über verfügbare Updates im Webinterface benachrichtigt.</text:p>
            </text:list-item>
            <text:list-item>
              <text:p text:style-name="P30">Bei aktivierten automatischen Updates wird der Benutzer über den erfolgreichen oder fehlgeschlagenen Update-Vorgang im Webinterface und in der Log-Datei informiert.</text:p>
            </text:list-item>
            <text:list-item>
              <text:p text:style-name="P30">Der Benutzer kann den Zeitpunkt für automatische Updates in den Einstellungen konfigurieren.</text:p>
            </text:list-item>
            <text:list-item>
              <text:p text:style-name="P30">Bei manueller Update-Prüfung erhält der Benutzer detaillierte Informationen über das gefundene Update (z.B. Versionsnummer, Beschreibung der Änderungen).</text:p>
            </text:list-item>
            <text:list-item>
              <text:p text:style-name="P41">Der Benutzer kann ein ausstehendes automatisches Update verschieben (z.B. um einen Tag).</text:p>
            </text:list-item>
          </text:list>
        </text:list-item>
      </text:list>
      <text:h text:style-name="P71" text:outline-level="2"><text:bookmark-start text:name="__RefHeading__1071_1843157452"/><text:bookmark text:name="Bookmark8"/><text:span text:style-name="T9">2.6 Sicherheit</text:span><text:bookmark-end text:name="__RefHeading__1071_1843157452"/></text:h>
      <text:list xml:id="list8848900710596074611" text:style-name="WWNum3">
        <text:list-item>
          <text:p text:style-name="P20">Passwortschutz:</text:p>
          <text:list>
            <text:list-item>
              <text:p text:style-name="P31">Der Zugriff auf die Konfiguration und alle Systemparameter ist nur nach erfolgreicher Passwortauthentifizierung möglich.</text:p>
            </text:list-item>
            <text:list-item>
              <text:p text:style-name="P31">Passwörter müssen mindestens 12 Zeichen lang sein und mindestens einen Großbuchstaben, einen Kleinbuchstaben, eine Zahl und ein Sonderzeichen enthalten. <text:s/></text:p>
            </text:list-item>
            <text:list-item>
              <text:p text:style-name="P31">Passwörter werden mit dem bcrypt-Algorithmus sicher gespeichert.</text:p>
            </text:list-item>
          </text:list>
        </text:list-item>
        <text:list-item>
          <text:p text:style-name="P11">Benutzerrollen:</text:p>
          <text:list>
            <text:list-item>
              <text:p text:style-name="P31">Es gibt zwei Benutzerrollen:</text:p>
              <text:list>
                <text:list-item>
                  <text:p text:style-name="P54">Besitzer: Hat vollen Zugriff auf alle Funktionen und Konfigurationseinstellungen.</text:p>
                </text:list-item>
                <text:list-item>
                  <text:p text:style-name="P54">Gast: Hat eingeschränkten Zugriff und kann nur Sensorwerte anzeigen und grundlegende Aktionen ausführen (z.B. Aktoren manuell schalten, sofern vom Besitzer erlaubt).</text:p>
                </text:list-item>
              </text:list>
            </text:list-item>
            <text:list-item>
              <text:p text:style-name="P31">Die Berechtigungen der Gast-Rolle können vom Besitzer konfiguriert werden.</text:p>
            </text:list-item>
          </text:list>
        </text:list-item>
        <text:list-item>
          <text:p text:style-name="P11">Brute-Force-Schutz:</text:p>
          <text:list>
            <text:list-item>
              <text:p text:style-name="P31">Nach drei fehlgeschlagenen Login-Versuchen wird das Konto für 5 Minuten gesperrt.</text:p>
            </text:list-item>
            <text:list-item>
              <text:p text:style-name="P31">Optional kann ein Captcha implementiert werden, um automatisierte Angriffe zu erschweren.</text:p>
            </text:list-item>
          </text:list>
        </text:list-item>
        <text:list-item>
          <text:p text:style-name="P11">Sitzungsmanagement:</text:p>
          <text:list>
            <text:list-item>
              <text:p text:style-name="P31">Benutzersitzungen werden nach 30 Minuten Inaktivität automatisch beendet (Timeout).</text:p>
            </text:list-item>
            <text:list-item>
              <text:p text:style-name="P31">Sitzungsinformationen werden sicher im Server gespeichert und mit einem eindeutigen Token versehen.</text:p>
            </text:list-item>
          </text:list>
        </text:list-item>
        <text:list-item>
          <text:p text:style-name="P11">Kommunikationssicherheit:</text:p>
          <text:list>
            <text:list-item>
              <text:p text:style-name="P31">Die gesamte Kommunikation zwischen dem Webbrowser und dem Controller erfolgt über HTTPS, um die Datenübertragung zu verschlüsseln und vor Mithören zu schützen.</text:p>
            </text:list-item>
          </text:list>
        </text:list-item>
        <text:list-item>
          <text:p text:style-name="P11">Eingabevalidierung:</text:p>
          <text:list>
            <text:list-item>
              <text:p text:style-name="P31">Alle Benutzereingaben werden serverseitig validiert, um Sicherheitslücken wie Cross-Site-Scripting (XSS) und SQL-Injection zu vermeiden. Es werden nur zulässige Zeichen und Formate akzeptiert.</text:p>
            </text:list-item>
          </text:list>
        </text:list-item>
        <text:list-item>
          <text:p text:style-name="P11">Datenschutz:</text:p>
          <text:list>
            <text:list-item>
              <text:p text:style-name="P31">Sensible Daten wie das WLAN-Passwort werden verschlüsselt in der Konfigurationsdatenbank gespeichert.</text:p>
            </text:list-item>
            <text:list-item>
              <text:p text:style-name="P42">Es werden nur die notwendigen Daten protokolliert, und die Log-Dateien werden regelmäßig rotiert und archiviert.</text:p>
            </text:list-item>
          </text:list>
        </text:list-item>
      </text:list>
      <text:h text:style-name="P71" text:outline-level="2"><text:bookmark-start text:name="__RefHeading__1073_1843157452"/><text:bookmark text:name="Bookmark9"/><text:soft-page-break/><text:span text:style-name="T9">2.7 Factory Reset</text:span><text:bookmark-end text:name="__RefHeading__1073_1843157452"/></text:h>
      <text:list xml:id="list3676849858175751723" text:style-name="WWNum1">
        <text:list-item>
          <text:p text:style-name="P21">Auslösen des Factory Resets:</text:p>
          <text:list>
            <text:list-item>
              <text:p text:style-name="P32">Der Factory Reset kann über das Webinterface im Konfigurationsbereich ausgelöst werden.</text:p>
            </text:list-item>
            <text:list-item>
              <text:p text:style-name="P32">Vor dem Start des Resets wird eine Sicherheitsabfrage angezeigt, in der der Benutzer den Vorgang bestätigen muss. Diese Abfrage soll versehentliches Auslösen verhindern.</text:p>
            </text:list-item>
            <text:list-item>
              <text:p text:style-name="P32">Optional kann der Factory Reset auch über einen Hardware-Button am Gerät ausgelöst werden (z.B. durch langes Drücken eines bestimmten Buttons). Dies ist besonders nützlich, wenn der Zugriff auf das Webinterface nicht möglich ist.</text:p>
            </text:list-item>
          </text:list>
        </text:list-item>
        <text:list-item>
          <text:p text:style-name="P12">Ablauf des Factory Resets:</text:p>
          <text:list>
            <text:list-item>
              <text:p text:style-name="P32">Beim Factory Reset werden alle Konfigurationseinstellungen, Benutzerdaten, Log-Dateien und gespeicherten Sensorwerte gelöscht.</text:p>
            </text:list-item>
            <text:list-item>
              <text:p text:style-name="P32">Das System wird auf den Auslieferungszustand zurückgesetzt. Dies beinhaltet:</text:p>
              <text:list>
                <text:list-item>
                  <text:p text:style-name="P55">Zurücksetzen der WLAN-Einstellungen auf den Standard (AP-Modus oder konfigurierte statische IP).</text:p>
                </text:list-item>
                <text:list-item>
                  <text:p text:style-name="P55">Löschen aller Sensor- und Aktor-Konfigurationen.</text:p>
                </text:list-item>
                <text:list-item>
                  <text:p text:style-name="P55">Löschen aller Benutzerkonten (außer eines initialen Admin-Kontos mit Standardpasswort, welches direkt nach dem Reset geändert werden sollte).</text:p>
                </text:list-item>
                <text:list-item>
                  <text:p text:style-name="P55">Löschen aller Log-Dateien.</text:p>
                </text:list-item>
                <text:list-item>
                  <text:p text:style-name="P55">Zurücksetzen aller Systemparameter auf die Standardwerte.</text:p>
                </text:list-item>
              </text:list>
            </text:list-item>
            <text:list-item>
              <text:p text:style-name="P32">Nach dem Abschluss des Factory Resets startet das System automatisch neu.</text:p>
            </text:list-item>
          </text:list>
        </text:list-item>
        <text:list-item>
          <text:p text:style-name="P12">Datensicherung (vor dem Factory Reset empfohlen):</text:p>
          <text:list>
            <text:list-item>
              <text:p text:style-name="P32">Es wird dringend empfohlen, vor dem Ausführen eines Factory Resets eine Sicherung der Konfiguration und der wichtigen Daten (z.B. Log-Dateien, gespeicherte Sensorwerte) durchzuführen.</text:p>
            </text:list-item>
            <text:list-item>
              <text:p text:style-name="P32">Das Webinterface sollte eine Funktion zum Exportieren der Konfiguration und der Daten im JSON-Format oder als komprimiertes Archiv bieten.</text:p>
            </text:list-item>
          </text:list>
        </text:list-item>
        <text:list-item>
          <text:p text:style-name="P12">Benachrichtigung und Statusanzeige:</text:p>
          <text:list>
            <text:list-item>
              <text:p text:style-name="P32">Während des Factory Reset-Vorgangs wird im Webinterface (falls zugänglich) und auf dem TFT-Display eine Fortschrittsanzeige angezeigt.</text:p>
            </text:list-item>
            <text:list-item>
              <text:p text:style-name="P43">Nach dem erfolgreichen Abschluss des Factory Resets wird eine entsprechende Meldung angezeigt</text:p>
            </text:list-item>
          </text:list>
        </text:list-item>
      </text:list>
      <text:p text:style-name="P4"/>
      <text:p text:style-name="P4"/>
      <text:h text:style-name="P69" text:outline-level="1"><text:bookmark-start text:name="__RefHeading__1075_1843157452"/><text:bookmark text:name="Bookmark10"/>3. Schnittstellen<text:bookmark-end text:name="__RefHeading__1075_1843157452"/></text:h>
      <text:h text:style-name="P71" text:outline-level="2"><text:bookmark-start text:name="__RefHeading__1077_1843157452"/><text:bookmark text:name="Bookmark11"/><text:span text:style-name="T6">3</text:span><text:span text:style-name="T9">.</text:span><text:span text:style-name="T6">1 Hardware-Schnittstellen:</text:span><text:bookmark-end text:name="__RefHeading__1077_1843157452"/></text:h>
      <text:list xml:id="list3914228377536969255" text:style-name="WWNum14">
        <text:list-item>
          <text:list>
            <text:list-item>
              <text:p text:style-name="P59">Sensoranschlüsse:</text:p>
              <text:list>
                <text:list-item>
                  <text:p text:style-name="P63">3x Anschlüsse für DHT22 (Temperatur/Luftfeuchtigkeit)</text:p>
                </text:list-item>
                <text:list-item>
                  <text:p text:style-name="P63">2x Anschlüsse für DS18B20 (Temperatur)</text:p>
                </text:list-item>
                <text:list-item>
                  <text:p text:style-name="P63">4x Anschlüsse für Bodenfeuchtigkeitssensoren (analog)</text:p>
                </text:list-item>
              </text:list>
            </text:list-item>
            <text:list-item>
              <text:p text:style-name="P56">Analoge Eingänge (ADC): 4 analoge Eingänge über den ADC adafruit-circuitpython-ads1x15 (0-3.3V, 16 Bit).</text:p>
            </text:list-item>
            <text:list-item>
              <text:p text:style-name="P56"><text:soft-page-break/>Digitale I/Os (GPIO): 20 digitale I/Os, davon:</text:p>
              <text:list>
                <text:list-item>
                  <text:p text:style-name="P63">10x digitale Ausgänge für die Ansteuerung der Relaisbox (Flachbandkabel)</text:p>
                </text:list-item>
                <text:list-item>
                  <text:p text:style-name="P63">5x digitale Eingänge für Taster/Schalter</text:p>
                </text:list-item>
                <text:list-item>
                  <text:p text:style-name="P63">5x reserviert für zukünftige Erweiterungen</text:p>
                </text:list-item>
              </text:list>
            </text:list-item>
            <text:list-item>
              <text:p text:style-name="P56">I2C: Unterstützung für I2C-Geräte mit Standard- und Fast-Mode-Geschwindigkeit (100 kHz und 400 kHz). Adressbereich: 0x00 - 0x7F.</text:p>
            </text:list-item>
            <text:list-item>
              <text:p text:style-name="P56">OneWire: Unterstützung für OneWire-Geräte.</text:p>
            </text:list-item>
            <text:list-item>
              <text:p text:style-name="P56">Relaisbox-Anschluss: Anbindung einer externen Relaisbox zur Schaltung von 220V-Geräten über ein Flachbandkabel. Die Relaisbox verfügt über 10 Schuko-Steckdosen. Die Ansteuerung erfolgt über 10 digitale Ausgänge des Raspberry Pi. [Spezifikation des Flachbandkabels hinzufügen, z.B. Anzahl der Adern, Typ des Steckers].</text:p>
            </text:list-item>
            <text:list-item>
              <text:p text:style-name="P56">PWM-Ausgänge: 4 PWM-Ausgänge (500 Hz, 12 Bit).</text:p>
            </text:list-item>
            <text:list-item>
              <text:p text:style-name="P56">TFT-Display: 2.8" TFT SPI (240x320 Px) mit resistivem Touch Display.</text:p>
            </text:list-item>
            <text:list-item>
              <text:p text:style-name="P60">Serielle Schnittstelle (UART): UART mit konfigurierbarer Baudrate (Standard: 115200 Baud), 8 Datenbits, 1 Stoppbit, keine Parität.</text:p>
            </text:list-item>
          </text:list>
        </text:list-item>
      </text:list>
      <text:p text:style-name="P4">Wichtige Änderungen und Ergänzungen:</text:p>
      <text:list xml:id="list3210321409046761753" text:style-name="WWNum11">
        <text:list-item>
          <text:p text:style-name="P46">Der Punkt "220V-Anschlüsse" wurde entfernt.</text:p>
        </text:list-item>
        <text:list-item>
          <text:p text:style-name="P33">Der Punkt "Relaisbox-Anschluss" wurde hinzugefügt, um die Anbindung der externen Relaisbox zu beschreiben.</text:p>
        </text:list-item>
        <text:list-item>
          <text:p text:style-name="P33">Die Beschreibung der digitalen I/Os wurde angepasst, um die Verwendung für die Ansteuerung der Relaisbox zu verdeutlichen.</text:p>
        </text:list-item>
        <text:list-item>
          <text:p text:style-name="P44">Es wurde ein Platzhalter für die Spezifikation des Flachbandkabels eingefügt. Diese Information sollte unbedingt hinzugefügt werden, um die Kompatibilität sicherzustellen.</text:p>
        </text:list-item>
      </text:list>
      <text:p text:style-name="P2"><text:span text:style-name="T6">Relaisbox-Anschluss:</text:span> Anbindung einer externen Relaisbox zur Schaltung von 220V-Geräten über ein 10-adriges Flachbandkabel mit IDC-Steckverbindern. Die Relaisbox verfügt über 10 Schuko-Steckdosen und verwendet elektromechanische Relais mit einer maximalen Schaltleistung von 10A / 250V AC.</text:p>
      <text:p text:style-name="P2"/>
      <text:h text:style-name="P70" text:outline-level="2"><text:bookmark-start text:name="__RefHeading__1079_1843157452"/><text:bookmark text:name="Bookmark12"/>3.2 Software-Schnittstellen:<text:bookmark-end text:name="__RefHeading__1079_1843157452"/></text:h>
      <text:list xml:id="list38414460" text:continue-list="list3914228377536969255" text:style-name="WWNum14">
        <text:list-item>
          <text:p text:style-name="P47"><text:span text:style-name="T6">JSON für die Sensorliste:</text:span> Das Beispiel aus Abschnitt 2.2 sollte hier tatsächlich eingefügt werden. Hier nochmal zur Übersicht:<text:line-break/><text:tab/> JSON<text:line-break/><text:tab/>[</text:p>
          <text:list>
            <text:list-item>
              <text:list>
                <text:list-item>
                  <text:p text:style-name="P63"><text:s text:c="2"/>{</text:p>
                </text:list-item>
                <text:list-item>
                  <text:p text:style-name="P63"><text:s text:c="4"/>"id": "temperature_1",</text:p>
                </text:list-item>
                <text:list-item>
                  <text:p text:style-name="P63"><text:s text:c="4"/>"type": "temperature",</text:p>
                </text:list-item>
                <text:list-item>
                  <text:p text:style-name="P63"><text:s text:c="4"/>"name": "Wohnzimmer Temperatur",</text:p>
                </text:list-item>
                <text:list-item>
                  <text:p text:style-name="P63"><text:s text:c="4"/>"unit": "°C",</text:p>
                </text:list-item>
                <text:list-item>
                  <text:p text:style-name="P63"><text:s text:c="4"/>"calibration": {</text:p>
                </text:list-item>
                <text:list-item>
                  <text:p text:style-name="P63"><text:s text:c="6"/>"offset": 0.5,</text:p>
                </text:list-item>
                <text:list-item>
                  <text:p text:style-name="P63"><text:s text:c="6"/>"scale": 1.0</text:p>
                </text:list-item>
                <text:list-item>
                  <text:p text:style-name="P63"><text:s text:c="4"/>}</text:p>
                </text:list-item>
                <text:list-item>
                  <text:p text:style-name="P63"><text:s text:c="2"/>},</text:p>
                </text:list-item>
                <text:list-item>
                  <text:p text:style-name="P63"><text:s text:c="2"/>{</text:p>
                </text:list-item>
                <text:list-item>
                  <text:p text:style-name="P63"><text:soft-page-break/><text:s text:c="4"/>"id": "humidity_1",</text:p>
                </text:list-item>
                <text:list-item>
                  <text:p text:style-name="P63"><text:s text:c="4"/>"type": "humidity",</text:p>
                </text:list-item>
                <text:list-item>
                  <text:p text:style-name="P63"><text:s text:c="4"/>"name": "Wohnzimmer Luftfeuchtigkeit",</text:p>
                </text:list-item>
                <text:list-item>
                  <text:p text:style-name="P63"><text:s text:c="4"/>"unit": "%",</text:p>
                </text:list-item>
                <text:list-item>
                  <text:p text:style-name="P63"><text:s text:c="4"/>"calibration": {</text:p>
                </text:list-item>
                <text:list-item>
                  <text:p text:style-name="P63"><text:s text:c="6"/>"offset": 0.0,</text:p>
                </text:list-item>
                <text:list-item>
                  <text:p text:style-name="P63"><text:s text:c="6"/>"scale": 1.0</text:p>
                </text:list-item>
                <text:list-item>
                  <text:p text:style-name="P63"><text:s text:c="4"/>}</text:p>
                </text:list-item>
                <text:list-item>
                  <text:p text:style-name="P63"><text:s text:c="2"/>}</text:p>
                </text:list-item>
                <text:list-item>
                  <text:p text:style-name="P63">]</text:p>
                </text:list-item>
              </text:list>
            </text:list-item>
            <text:list-item>
              <text:p text:style-name="P58"/>
            </text:list-item>
          </text:list>
        </text:list-item>
        <text:list-item>
          <text:p text:style-name="P34"><text:span text:style-name="T6">SQLite-Datenbank:</text:span> Hier eine etwas detailliertere Beschreibung der Tabellen (dies kann je nach tatsächlicher Datenbankstruktur noch angepasst werden):</text:p>
          <text:list>
            <text:list-item>
              <text:p text:style-name="P56"><text:span text:style-name="T7">sensors</text:span>: <text:span text:style-name="T7">id</text:span> (TEXT PRIMARY KEY), <text:span text:style-name="T7">type</text:span> (TEXT), <text:span text:style-name="T7">pin</text:span> (INTEGER), <text:span text:style-name="T7">name</text:span> (TEXT), <text:span text:style-name="T7">calibration_offset</text:span> (REAL), <text:span text:style-name="T7">calibration_scale</text:span> (REAL)</text:p>
            </text:list-item>
            <text:list-item>
              <text:p text:style-name="P56"><text:span text:style-name="T7">actors</text:span>: <text:span text:style-name="T7">id</text:span> (TEXT PRIMARY KEY), <text:span text:style-name="T7">pin</text:span> (INTEGER), <text:span text:style-name="T7">name</text:span> (TEXT), <text:span text:style-name="T7">type</text:span> (TEXT), <text:span text:style-name="T7">state</text:span> (INTEGER)</text:p>
            </text:list-item>
            <text:list-item>
              <text:p text:style-name="P56"><text:span text:style-name="T7">config</text:span>: <text:span text:style-name="T7">key</text:span> (TEXT PRIMARY KEY), <text:span text:style-name="T7">value</text:span> (TEXT) (für allgemeine Konfigurationen wie WLAN-Daten, etc.)</text:p>
            </text:list-item>
            <text:list-item>
              <text:p text:style-name="P56"><text:span text:style-name="T7">rules</text:span>: <text:span text:style-name="T7">id</text:span> (INTEGER PRIMARY KEY), <text:span text:style-name="T7">name</text:span> (TEXT), <text:span text:style-name="T7">condition</text:span> (TEXT), <text:span text:style-name="T7">action</text:span> (TEXT) (für die Automatisierungsregeln)</text:p>
            </text:list-item>
          </text:list>
        </text:list-item>
        <text:list-item>
          <text:p text:style-name="P34"><text:span text:style-name="T6">HTTP/WebSockets:</text:span></text:p>
          <text:list>
            <text:list-item>
              <text:p text:style-name="P56"><text:span text:style-name="T6">HTTP:</text:span></text:p>
              <text:list>
                <text:list-item>
                  <text:p text:style-name="P63"><text:span text:style-name="T7">GET /sensors</text:span>: Gibt die aktuellen Sensorwerte im JSON-Format zurück.</text:p>
                </text:list-item>
                <text:list-item>
                  <text:p text:style-name="P63"><text:span text:style-name="T7">POST /actors/{actor_id}</text:span>: Schaltet einen Aktor (z.B. <text:span text:style-name="T7">/actors/relay_1?state=1</text:span> für EIN, <text:span text:style-name="T7">/actors/relay_1?state=0</text:span> für AUS).</text:p>
                </text:list-item>
                <text:list-item>
                  <text:p text:style-name="P63"><text:span text:style-name="T7">GET /config</text:span>: Gibt die aktuelle Konfiguration im JSON-Format zurück.</text:p>
                </text:list-item>
                <text:list-item>
                  <text:p text:style-name="P63"><text:span text:style-name="T7">POST /config</text:span>: Aktualisiert die Konfiguration.</text:p>
                </text:list-item>
              </text:list>
            </text:list-item>
            <text:list-item>
              <text:p text:style-name="P56"><text:span text:style-name="T6">WebSockets:</text:span></text:p>
              <text:list>
                <text:list-item>
                  <text:p text:style-name="P63">WebSockets werden für Echtzeit-Updates der Sensorwerte und Statusinformationen verwendet.</text:p>
                </text:list-item>
                <text:list-item>
                  <text:p text:style-name="P63">Es wird JSON-RPC verwendet. Beispiel für eine Nachricht:<text:line-break/> JSON<text:line-break/>{</text:p>
                </text:list-item>
                <text:list-item>
                  <text:p text:style-name="P63"><text:s text:c="2"/>"method": "sensor.update",</text:p>
                </text:list-item>
                <text:list-item>
                  <text:p text:style-name="P63"><text:s text:c="2"/>"params": {</text:p>
                </text:list-item>
                <text:list-item>
                  <text:p text:style-name="P63"><text:s text:c="4"/>"sensor_id": "temperature_1",</text:p>
                </text:list-item>
                <text:list-item>
                  <text:p text:style-name="P63"><text:s text:c="4"/>"value": 23.5</text:p>
                </text:list-item>
                <text:list-item>
                  <text:p text:style-name="P63"><text:s text:c="2"/>}</text:p>
                </text:list-item>
                <text:list-item>
                  <text:p text:style-name="P63">}</text:p>
                </text:list-item>
                <text:list-item>
                  <text:p text:style-name="P64"/>
                </text:list-item>
              </text:list>
            </text:list-item>
          </text:list>
        </text:list-item>
      </text:list>
      <text:h text:style-name="P69" text:outline-level="1"><text:bookmark-start text:name="__RefHeading__1081_1843157452"/><text:bookmark text:name="Bookmark13"/>4. Rahmenbedingungen<text:bookmark-end text:name="__RefHeading__1081_1843157452"/></text:h>
      <text:h text:style-name="P72" text:outline-level="2"><text:bookmark-start text:name="__RefHeading__1083_1843157452"/><text:bookmark text:name="Bookmark14"/>4.1 Betriebsumgebung:<text:bookmark-end text:name="__RefHeading__1083_1843157452"/></text:h>
      <text:p text:style-name="P61">Das System ist für den Einsatz in Innenräumen konzipiert. Die Betriebstemperatur sollte zwischen 10°C und 40°C liegen. Die Luftfeuchtigkeit sollte nicht kondensierend sein.</text:p>
      <text:h text:style-name="P72" text:outline-level="2"><text:bookmark-start text:name="__RefHeading__1085_1843157452"/><text:bookmark text:name="Bookmark15"/><text:soft-page-break/>4.2 Hardware-Anforderungen:<text:bookmark-end text:name="__RefHeading__1085_1843157452"/></text:h>
      <text:list xml:id="list5444798283982180651" text:style-name="WWNum8">
        <text:list-item>
          <text:list>
            <text:list-item>
              <text:p text:style-name="P48">Raspberry Pi 2 B oder neuer</text:p>
            </text:list-item>
            <text:list-item>
              <text:p text:style-name="P35">SD-Karte (mind. 16 GB, Class 10 oder schneller)</text:p>
            </text:list-item>
            <text:list-item>
              <text:p text:style-name="P35">Netzteil für den Raspberry Pi (5V, mind. 3A)</text:p>
            </text:list-item>
            <text:list-item>
              <text:p text:style-name="P35">WLAN-Router mit Internetzugang (für den Fernzugriff auf das Webinterface)</text:p>
            </text:list-item>
            <text:list-item>
              <text:p text:style-name="P35">Gehäuse für den Raspberry Pi und die Relaisbox (zum Schutz der Elektronik)</text:p>
            </text:list-item>
            <text:list-item>
              <text:p text:style-name="P45">Flachbandkabel für die Verbindung zur Relaisbox.</text:p>
            </text:list-item>
          </text:list>
        </text:list-item>
      </text:list>
      <text:h text:style-name="P72" text:outline-level="2"><text:bookmark-start text:name="__RefHeading__1087_1843157452"/><text:bookmark text:name="Bookmark16"/>4.3 Software-Anforderungen:<text:bookmark-end text:name="__RefHeading__1087_1843157452"/></text:h>
      <text:list xml:id="list38422364" text:continue-numbering="true" text:style-name="WWNum8">
        <text:list-item>
          <text:list>
            <text:list-item>
              <text:p text:style-name="P48">Raspberry Pi OS (aktuelle Version)</text:p>
            </text:list-item>
            <text:list-item>
              <text:p text:style-name="P35">Python 3</text:p>
            </text:list-item>
            <text:list-item>
              <text:p text:style-name="P35">SQLite</text:p>
            </text:list-item>
            <text:list-item>
              <text:p text:style-name="P35">Webframework, Django</text:p>
            </text:list-item>
            <text:list-item>
              <text:p text:style-name="P45">Bibliotheken für die Ansteuerung der Hardware, z.B. RPi.GPIO, adafruit-circuitpython-ads1x15</text:p>
            </text:list-item>
          </text:list>
        </text:list-item>
      </text:list>
      <text:p text:style-name="P4"/>
      <text:h text:style-name="P72" text:outline-level="2"><text:bookmark-start text:name="__RefHeading__1089_1843157452"/><text:bookmark text:name="Bookmark17"/>4.4 Normen und Standards:<text:bookmark-end text:name="__RefHeading__1089_1843157452"/></text:h>
      <text:p text:style-name="P61">Bei der Entwicklung des Systems werden die relevanten EMV-Richtlinien berücksichtigt.</text:p>
      <text:h text:style-name="P72" text:outline-level="2"><text:bookmark-start text:name="__RefHeading__1091_1843157452"/><text:bookmark text:name="Bookmark18"/>4.5 Gesetzliche Bestimmungen:<text:bookmark-end text:name="__RefHeading__1091_1843157452"/></text:h>
      <text:p text:style-name="P61">Die Bestimmungen des Datenschutzes (DSGVO) werden beachtet, insbesondere bei der Speicherung und Verarbeitung von personenbezogenen Daten (z.B. bei der Benutzerverwaltung).</text:p>
      <text:h text:style-name="P72" text:outline-level="2"><text:bookmark-start text:name="__RefHeading__1093_1843157452"/><text:bookmark text:name="Bookmark19"/><text:span text:style-name="T9">4.6 Wartung und Support</text:span><text:span text:style-name="T6">:</text:span><text:bookmark-end text:name="__RefHeading__1093_1843157452"/></text:h>
      <text:p text:style-name="P61">Die Software wird regelmäßig aktualisiert, um Fehler zu beheben und die Sicherheit zu gewährleisten. System und/oder Sensorlisten updates sollen einen turnus von 2 bis 4 wochen haben, bei erkannten Fehlern ist eine reaktionszeit von Max 24 Std gefordert. Die updates werden Per Webinterface eingespielt.</text:p>
      <text:h text:style-name="P73" text:outline-level="2"><text:bookmark-start text:name="__RefHeading__1095_1843157452"/><text:bookmark text:name="Bookmark20"/>4.7 Entwicklungsumgebung<text:bookmark-end text:name="__RefHeading__1095_1843157452"/></text:h>
      <text:p text:style-name="P65"><text:s/>Windows, Linux, VSCode.</text:p>
      <text:p text:style-name="P4"/>
      <text:h text:style-name="P69" text:outline-level="1"><text:bookmark-start text:name="__RefHeading__1097_1843157452"/><text:bookmark text:name="Bookmark21"/>5. Glossar<text:bookmark-end text:name="__RefHeading__1097_1843157452"/></text:h>
      <text:h text:style-name="P72" text:outline-level="2"><text:bookmark-start text:name="__RefHeading__1099_1843157452"/><text:bookmark text:name="Bookmark22"/>5.1 Controller:<text:bookmark-end text:name="__RefHeading__1099_1843157452"/></text:h>
      <text:p text:style-name="P61">Der Raspberry Pi, der die Steuerung übernimmt.</text:p>
      <text:h text:style-name="P72" text:outline-level="2"><text:bookmark-start text:name="__RefHeading__1101_1843157452"/><text:bookmark text:name="Bookmark23"/><text:soft-page-break/>5.2 Aktor:<text:bookmark-end text:name="__RefHeading__1101_1843157452"/></text:h>
      <text:p text:style-name="P61">Ein Gerät, das vom Controller gesteuert wird (z.B. Relais, Ventilator, Pumpe, LED).</text:p>
      <text:h text:style-name="P72" text:outline-level="2"><text:bookmark-start text:name="__RefHeading__1103_1843157452"/><text:bookmark text:name="Bookmark24"/>5.3 Sensor:<text:bookmark-end text:name="__RefHeading__1103_1843157452"/></text:h>
      <text:p text:style-name="P61">Ein Gerät, das physikalische Größen misst (z.B. Temperatur, Luftfeuchtigkeit).</text:p>
      <text:h text:style-name="P72" text:outline-level="2"><text:bookmark-start text:name="__RefHeading__1105_1843157452"/><text:bookmark text:name="Bookmark25"/>5.4 Dashboard:<text:bookmark-end text:name="__RefHeading__1105_1843157452"/></text:h>
      <text:p text:style-name="P61">Die webbasierte Benutzeroberfläche zur Anzeige von Sensorwerten und Aktorenzuständen.</text:p>
      <text:h text:style-name="P72" text:outline-level="2"><text:bookmark-start text:name="__RefHeading__1107_1843157452"/><text:bookmark text:name="Bookmark26"/>5.5 Config Liste:<text:bookmark-end text:name="__RefHeading__1107_1843157452"/></text:h>
      <text:p text:style-name="P61">Die Konfigurationsdatei oder -datenbank, in der Informationen über Sensoren und Aktoren gespeichert werden.</text:p>
      <text:h text:style-name="P72" text:outline-level="2"><text:bookmark-start text:name="__RefHeading__1109_1843157452"/><text:bookmark text:name="Bookmark27"/>5.6 Funktionsblock/Modul:<text:bookmark-end text:name="__RefHeading__1109_1843157452"/></text:h>
      <text:p text:style-name="P61">Ein Codeabschnitt zur Abfrage eines bestimmten Sensortyps.</text:p>
      <text:h text:style-name="P72" text:outline-level="2"><text:bookmark-start text:name="__RefHeading__1111_1843157452"/><text:bookmark text:name="Bookmark28"/>5.7 Relaisbox:<text:bookmark-end text:name="__RefHeading__1111_1843157452"/></text:h>
      <text:p text:style-name="P66"><text:span text:style-name="T6">Relaisbox (zur Schaltung von 220V-Geräten):</text:span></text:p>
      <text:p text:style-name="P61">Die Relaisbox dient zur sicheren Schaltung von 220V-Geräten und wird extern an den Raspberry Pi angeschlossen.</text:p>
      <text:list xml:id="list5701556714171901459" text:style-name="WWNum7">
        <text:list-item>
          <text:p text:style-name="P22"><text:span text:style-name="T6">Funktion:</text:span> Die Relaisbox empfängt Steuersignale vom Raspberry Pi über ein 10-adriges Flachbandkabel und schaltet entsprechend die 10 integrierten Relais. Jedes Relais steuert eine separate Schuko-Steckdose.</text:p>
        </text:list-item>
        <text:list-item>
          <text:p text:style-name="P13"><text:span text:style-name="T6">Technische Daten:</text:span></text:p>
          <text:list>
            <text:list-item>
              <text:p text:style-name="P36">Anzahl der Relais: 10</text:p>
            </text:list-item>
            <text:list-item>
              <text:p text:style-name="P36">Relais-Typ: Elektromechanische Relais (z.B. [genaue Bezeichnung des Relais])</text:p>
            </text:list-item>
            <text:list-item>
              <text:p text:style-name="P36">Maximale Schaltspannung: 250V AC</text:p>
            </text:list-item>
            <text:list-item>
              <text:p text:style-name="P36">Maximaler Schaltstrom pro Relais: 10A</text:p>
            </text:list-item>
            <text:list-item>
              <text:p text:style-name="P36">Spulenspannung der Relais: [Spannung der Relaisspule, z.B. 5V DC]</text:p>
            </text:list-item>
            <text:list-item>
              <text:p text:style-name="P36">Schutzmaßnahmen:</text:p>
              <text:list>
                <text:list-item>
                  <text:p text:style-name="P57">Überspannungsschutz [genaue Beschreibung, z.B. Varistoren]</text:p>
                </text:list-item>
                <text:list-item>
                  <text:p text:style-name="P57">Kurzschlussschutz [genaue Beschreibung, z.B. Sicherungen]</text:p>
                </text:list-item>
              </text:list>
            </text:list-item>
            <text:list-item>
              <text:p text:style-name="P36">Anschlüsse:</text:p>
              <text:list>
                <text:list-item>
                  <text:p text:style-name="P57">Eingang: 10-poliger IDC-Steckverbinder für das Flachbandkabel vom Raspberry Pi</text:p>
                </text:list-item>
                <text:list-item>
                  <text:p text:style-name="P57">Ausgang: 10 Schuko-Steckdosen</text:p>
                </text:list-item>
              </text:list>
            </text:list-item>
          </text:list>
        </text:list-item>
        <text:list-item>
          <text:p text:style-name="P13"><text:span text:style-name="T6">Verkabelung:</text:span> Das 10-adrige Flachbandkabel wird mit dem IDC-Stecker an die Relaisbox und mit dem entsprechenden Gegenstück an die für die Relaissteuerung konfigurierten GPIO-Pins des Raspberry Pi angeschlossen. [Genaue Pinbelegung und ggf. ein Schaltplan sollten hier hinzugefügt werden].</text:p>
        </text:list-item>
        <text:list-item>
          <text:p text:style-name="P24"><text:span text:style-name="T6">Sicherheitshinweise:</text:span> [Wichtige Sicherheitshinweise zum Umgang mit 220V, z.B. Arbeiten nur im spannungsfreien Zustand, Fachkenntnisse erforderli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de" fo:country="D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1"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Standard">Pflichtenheft GrowController</text:p>
      </style:header>
      <style:footer>
        <text:p text:style-name="Standard">Seite <text:page-number text:select-page="current">15</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5" meta:paragraph-count="382" meta:word-count="3610" meta:character-count="27178"/>
    <dc:date>2025-01-01T18:14:28.20</dc:date>
    <dc:creator>James Salzer</dc:creator>
    <meta:generator>OpenOffice/4.1.15$Win32 OpenOffice.org_project/4115m2$Build-9813</meta:generator>
  </office:meta>
</office:document-meta>
</file>